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8in"/>
    </style:style>
    <style:style style:name="co2" style:family="table-column">
      <style:table-column-properties fo:break-before="auto" style:column-width="3.3327in"/>
    </style:style>
    <style:style style:name="co3" style:family="table-column">
      <style:table-column-properties fo:break-before="auto" style:column-width="0.8075in"/>
    </style:style>
    <style:style style:name="co4" style:family="table-column">
      <style:table-column-properties fo:break-before="auto" style:column-width="3.5173in"/>
    </style:style>
    <style:style style:name="co5" style:family="table-column">
      <style:table-column-properties fo:break-before="auto" style:column-width="0.9811in"/>
    </style:style>
    <style:style style:name="co6" style:family="table-column">
      <style:table-column-properties fo:break-before="auto" style:column-width="0.7071in"/>
    </style:style>
    <style:style style:name="co7" style:family="table-column">
      <style:table-column-properties fo:break-before="auto" style:column-width="0.6445in"/>
    </style:style>
    <style:style style:name="co8" style:family="table-column">
      <style:table-column-properties fo:break-before="auto" style:column-width="0.35in"/>
    </style:style>
    <style:style style:name="co9" style:family="table-column">
      <style:table-column-properties fo:break-before="auto" style:column-width="0.2937in"/>
    </style:style>
    <style:style style:name="co10" style:family="table-column">
      <style:table-column-properties fo:break-before="auto" style:column-width="0.6091in"/>
    </style:style>
    <style:style style:name="co11" style:family="table-column">
      <style:table-column-properties fo:break-before="auto" style:column-width="0.4264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style:font-name="Courier New"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number-columns-repeated="26" table:default-cell-style-name="Default"/>
        <table:table-row table:style-name="ro1">
          <table:table-cell table:number-columns-repeated="2"/>
          <table:table-cell office:value-type="string">
            <text:p>pid</text:p>
          </table:table-cell>
          <table:table-cell office:value-type="string">
            <text:p>sid</text:p>
          </table:table-cell>
          <table:table-cell office:value-type="string">
            <text:p>hash</text:p>
          </table:table-cell>
          <table:table-cell office:value-type="string">
            <text:p>tmd</text:p>
          </table:table-cell>
          <table:table-cell office:value-type="string">
            <text:p>nxc</text:p>
          </table:table-cell>
          <table:table-cell office:value-type="string">
            <text:p>dung</text:p>
          </table:table-cell>
          <table:table-cell office:value-type="string">
            <text:p>floor</text:p>
          </table:table-cell>
          <table:table-cell office:value-type="string">
            <text:p>v</text:p>
          </table:table-cell>
          <table:table-cell office:value-type="string">
            <text:p>c</text:p>
          </table:table-cell>
          <table:table-cell office:value-type="string">
            <text:p>r</text:p>
          </table:table-cell>
          <table:table-cell office:value-type="string">
            <text:p>m</text:p>
          </table:table-cell>
          <table:table-cell office:value-type="string">
            <text:p>key</text:p>
          </table:table-cell>
          <table:table-cell office:value-type="string">
            <text:p>ss</text:p>
          </table:table-cell>
          <table:table-cell/>
          <table:table-cell office:value-type="string">
            <text:p>m</text:p>
          </table:table-cell>
          <table:table-cell office:value-type="string">
            <text:p>c</text:p>
          </table:table-cell>
          <table:table-cell office:value-type="string">
            <text:p>s (score?)</text:p>
          </table:table-cell>
          <table:table-cell office:value-type="string">
            <text:p>e1 (avg_c)</text:p>
          </table:table-cell>
          <table:table-cell office:value-type="string">
            <text:p>e2 (moves)'</text:p>
          </table:table-cell>
          <table:table-cell office:value-type="string">
            <text:p>e3 (rare?)</text:p>
          </table:table-cell>
          <table:table-cell office:value-type="string">
            <text:p>e4 (d max?)</text:p>
          </table:table-cell>
          <table:table-cell office:value-type="string">
            <text:p>e5 (t?)</text:p>
          </table:table-cell>
          <table:table-cell office:value-type="string">
            <text:p>e6 (t???)</text:p>
          </table:table-cell>
          <table:table-cell office:value-type="string">
            <text:p>e7</text:p>
          </table:table-cell>
          <table:table-cell office:value-type="string">
            <text:p>e8</text:p>
          </table:table-cell>
          <table:table-cell office:value-type="string">
            <text:p>e9</text:p>
          </table:table-cell>
          <table:table-cell office:value-type="string">
            <text:p>e10 (d tot?)</text:p>
          </table:table-cell>
          <table:table-cell office:value-type="string">
            <text:p>e11</text:p>
          </table:table-cell>
          <table:table-cell office:value-type="string">
            <text:p>e12</text:p>
          </table:table-cell>
          <table:table-cell office:value-type="string">
            <text:p>e13 (mons killed?)</text:p>
          </table:table-cell>
          <table:table-cell office:value-type="string">
            <text:p>e14</text:p>
          </table:table-cell>
          <table:table-cell office:value-type="string">
            <text:p>e15</text:p>
          </table:table-cell>
          <table:table-cell office:value-type="string">
            <text:p>e16</text:p>
          </table:table-cell>
          <table:table-cell office:value-type="string">
            <text:p>e17</text:p>
          </table:table-cell>
          <table:table-cell office:value-type="string">
            <text:p>e18</text:p>
          </table:table-cell>
          <table:table-cell office:value-type="string">
            <text:p>e19</text:p>
          </table:table-cell>
          <table:table-cell office:value-type="string">
            <text:p>sm</text:p>
          </table:table-cell>
          <table:table-cell office:value-type="string">
            <text:p>cm</text:p>
          </table:table-cell>
        </table:table-row>
        <table:table-row table:style-name="ro2">
          <table:table-cell table:number-columns-repeated="19"/>
          <table:table-cell office:value-type="string">
            <text:p>48DFA109</text:p>
          </table:table-cell>
          <table:table-cell office:value-type="string">
            <text:p>29787C85</text:p>
          </table:table-cell>
          <table:table-cell office:value-type="string">
            <text:p>A7D1E56C</text:p>
          </table:table-cell>
          <table:table-cell office:value-type="string">
            <text:p>46B8DC73</text:p>
          </table:table-cell>
          <table:table-cell office:value-type="string">
            <text:p>FF3CCC68</text:p>
          </table:table-cell>
          <table:table-cell office:value-type="string">
            <text:p>761D52AC</text:p>
          </table:table-cell>
          <table:table-cell office:value-type="string">
            <text:p>58FDD315</text:p>
          </table:table-cell>
          <table:table-cell office:value-type="string">
            <text:p>2BE94259</text:p>
          </table:table-cell>
          <table:table-cell office:value-type="string">
            <text:p>704683D9</text:p>
          </table:table-cell>
          <table:table-cell office:value-type="string">
            <text:p>7D445F62</text:p>
          </table:table-cell>
          <table:table-cell office:value-type="string">
            <text:p>4E6F613D</text:p>
          </table:table-cell>
          <table:table-cell office:value-type="string">
            <text:p>27EA5AA9</text:p>
          </table:table-cell>
          <table:table-cell office:value-type="string">
            <text:p>E880A28D</text:p>
          </table:table-cell>
          <table:table-cell table:style-name="ce1" office:value-type="string">
            <text:p>68921609</text:p>
          </table:table-cell>
          <table:table-cell office:value-type="string">
            <text:p>097F1E31</text:p>
          </table:table-cell>
          <table:table-cell office:value-type="string">
            <text:p>CC221C11</text:p>
          </table:table-cell>
          <table:table-cell office:value-type="string">
            <text:p>957A7DCE</text:p>
          </table:table-cell>
          <table:table-cell office:value-type="string">
            <text:p>9864D780</text:p>
          </table:table-cell>
          <table:table-cell office:value-type="string">
            <text:p>F153981C</text:p>
          </table:table-cell>
          <table:table-cell table:number-columns-repeated="2"/>
        </table:table-row>
        <table:table-row table:style-name="ro2">
          <table:table-cell table:number-columns-repeated="19"/>
          <table:table-cell table:style-name="ce3" office:value-type="string">
            <text:p>48dfa14a</text:p>
          </table:table-cell>
          <table:table-cell table:style-name="ce3" office:value-type="string">
            <text:p>29787c82</text:p>
          </table:table-cell>
          <table:table-cell table:style-name="ce3" office:value-type="string">
            <text:p>a7d1e52a</text:p>
          </table:table-cell>
          <table:table-cell table:style-name="ce3" office:value-type="string">
            <text:p>4e584b01</text:p>
          </table:table-cell>
          <table:table-cell table:style-name="ce3" office:value-type="string">
            <text:p>ff3cc98a</text:p>
          </table:table-cell>
          <table:table-cell table:style-name="ce3" office:value-type="string">
            <text:p>761d520a</text:p>
          </table:table-cell>
          <table:table-cell table:style-name="ce3" office:value-type="string">
            <text:p>58fdd311</text:p>
          </table:table-cell>
          <table:table-cell table:style-name="ce3" office:value-type="string">
            <text:p>2be94259</text:p>
          </table:table-cell>
          <table:table-cell table:style-name="ce3" office:value-type="string">
            <text:p>704683d9</text:p>
          </table:table-cell>
          <table:table-cell table:style-name="ce3" office:value-type="string">
            <text:p>67289e21</text:p>
          </table:table-cell>
          <table:table-cell table:style-name="ce3" office:value-type="string">
            <text:p>4e6f613d</text:p>
          </table:table-cell>
          <table:table-cell table:style-name="ce3" office:value-type="string">
            <text:p>27ea6f8c</text:p>
          </table:table-cell>
          <table:table-cell table:style-name="ce3" office:value-type="string">
            <text:p>e880a29d</text:p>
          </table:table-cell>
          <table:table-cell table:style-name="ce3" office:value-type="string">
            <text:p>68921609</text:p>
          </table:table-cell>
          <table:table-cell table:style-name="ce3" office:value-type="string">
            <text:p>97f1e31</text:p>
          </table:table-cell>
          <table:table-cell table:style-name="ce3" office:value-type="string">
            <text:p>cc221c11</text:p>
          </table:table-cell>
          <table:table-cell table:style-name="ce3" office:value-type="string">
            <text:p>957a7dce</text:p>
          </table:table-cell>
          <table:table-cell table:style-name="ce3" office:value-type="string">
            <text:p>98e87c46</text:p>
          </table:table-cell>
          <table:table-cell table:style-name="ce3" office:value-type="string">
            <text:p>f153981c</text:p>
          </table:table-cell>
          <table:table-cell table:number-columns-repeated="2"/>
        </table:table-row>
        <table:table-row table:style-name="ro2">
          <table:table-cell table:number-columns-repeated="18"/>
          <table:table-cell/>
          <table:table-cell table:formula="of:=BITXOR(HEX2DEC([.T2]);HEX2DEC([.T3]))" office:value-type="float" office:value="67">
            <text:p>67</text:p>
          </table:table-cell>
          <table:table-cell table:formula="of:=BITXOR(HEX2DEC([.U2]);HEX2DEC([.U3]))" office:value-type="float" office:value="7">
            <text:p>7</text:p>
          </table:table-cell>
          <table:table-cell table:formula="of:=BITXOR(HEX2DEC([.V2]);HEX2DEC([.V3]))" office:value-type="float" office:value="70">
            <text:p>70</text:p>
          </table:table-cell>
          <table:table-cell table:formula="of:=BITXOR(HEX2DEC([.W2]);HEX2DEC([.W3]))" office:value-type="float" office:value="148936562">
            <text:p>148936562</text:p>
          </table:table-cell>
          <table:table-cell table:formula="of:=BITXOR(HEX2DEC([.X2]);HEX2DEC([.X3]))" office:value-type="float" office:value="1506">
            <text:p>1506</text:p>
          </table:table-cell>
          <table:table-cell table:formula="of:=BITXOR(HEX2DEC([.Y2]);HEX2DEC([.Y3]))" office:value-type="float" office:value="166">
            <text:p>166</text:p>
          </table:table-cell>
          <table:table-cell table:formula="of:=BITXOR(HEX2DEC([.Z2]);HEX2DEC([.Z3]))" office:value-type="float" office:value="4">
            <text:p>4</text:p>
          </table:table-cell>
          <table:table-cell table:formula="of:=BITXOR(HEX2DEC([.AA2]);HEX2DEC([.AA3]))" office:value-type="float" office:value="0">
            <text:p>0</text:p>
          </table:table-cell>
          <table:table-cell table:formula="of:=BITXOR(HEX2DEC([.AB2]);HEX2DEC([.AB3]))" office:value-type="float" office:value="0">
            <text:p>0</text:p>
          </table:table-cell>
          <table:table-cell table:formula="of:=BITXOR(HEX2DEC([.AC2]);HEX2DEC([.AC3]))" office:value-type="float" office:value="443334979">
            <text:p>443334979</text:p>
          </table:table-cell>
          <table:table-cell table:formula="of:=BITXOR(HEX2DEC([.AD2]);HEX2DEC([.AD3]))" office:value-type="float" office:value="0">
            <text:p>0</text:p>
          </table:table-cell>
          <table:table-cell table:formula="of:=BITXOR(HEX2DEC([.AE2]);HEX2DEC([.AE3]))" office:value-type="float" office:value="13605">
            <text:p>13605</text:p>
          </table:table-cell>
          <table:table-cell table:formula="of:=BITXOR(HEX2DEC([.AF2]);HEX2DEC([.AF3]))" office:value-type="float" office:value="16">
            <text:p>16</text:p>
          </table:table-cell>
          <table:table-cell table:formula="of:=BITXOR(HEX2DEC([.AG2]);HEX2DEC([.AG3]))" office:value-type="float" office:value="0">
            <text:p>0</text:p>
          </table:table-cell>
          <table:table-cell table:formula="of:=BITXOR(HEX2DEC([.AH2]);HEX2DEC([.AH3]))" office:value-type="float" office:value="0">
            <text:p>0</text:p>
          </table:table-cell>
          <table:table-cell table:formula="of:=BITXOR(HEX2DEC([.AI2]);HEX2DEC([.AI3]))" office:value-type="float" office:value="0">
            <text:p>0</text:p>
          </table:table-cell>
          <table:table-cell table:formula="of:=BITXOR(HEX2DEC([.AJ2]);HEX2DEC([.AJ3]))" office:value-type="float" office:value="0">
            <text:p>0</text:p>
          </table:table-cell>
          <table:table-cell table:formula="of:=BITXOR(HEX2DEC([.AK2]);HEX2DEC([.AK3]))" office:value-type="float" office:value="9219014">
            <text:p>9219014</text:p>
          </table:table-cell>
          <table:table-cell table:formula="of:=BITXOR(HEX2DEC([.AL2]);HEX2DEC([.AL3]))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19"/>
          <table:table-cell table:formula="of:=BITXOR([.S4];[.T4])" office:value-type="float" office:value="67">
            <text:p>67</text:p>
          </table:table-cell>
          <table:table-cell table:formula="of:=BITXOR([.U4];[.T5])" office:value-type="float" office:value="68">
            <text:p>68</text:p>
          </table:table-cell>
          <table:table-cell table:formula="of:=BITXOR([.V4];[.U5])" office:value-type="float" office:value="2">
            <text:p>2</text:p>
          </table:table-cell>
          <table:table-cell table:formula="of:=BITXOR([.W4];[.V5])" office:value-type="float" office:value="148936560">
            <text:p>148936560</text:p>
          </table:table-cell>
          <table:table-cell table:formula="of:=BITXOR([.X4];[.W5])" office:value-type="float" office:value="148935314">
            <text:p>148935314</text:p>
          </table:table-cell>
          <table:table-cell table:formula="of:=BITXOR([.Y4];[.X5])" office:value-type="float" office:value="148935220">
            <text:p>148935220</text:p>
          </table:table-cell>
          <table:table-cell table:formula="of:=BITXOR([.Z4];[.Y5])" office:value-type="float" office:value="148935216">
            <text:p>148935216</text:p>
          </table:table-cell>
          <table:table-cell table:formula="of:=BITXOR([.AA4];[.Z5])" office:value-type="float" office:value="148935216">
            <text:p>148935216</text:p>
          </table:table-cell>
          <table:table-cell table:formula="of:=BITXOR([.AB4];[.AA5])" office:value-type="float" office:value="148935216">
            <text:p>148935216</text:p>
          </table:table-cell>
          <table:table-cell table:formula="of:=BITXOR([.AC4];[.AB5])" office:value-type="float" office:value="311186291">
            <text:p>311186291</text:p>
          </table:table-cell>
          <table:table-cell table:formula="of:=BITXOR([.AD4];[.AC5])" office:value-type="float" office:value="311186291">
            <text:p>311186291</text:p>
          </table:table-cell>
          <table:table-cell table:formula="of:=BITXOR([.AE4];[.AD5])" office:value-type="float" office:value="311191126">
            <text:p>311191126</text:p>
          </table:table-cell>
          <table:table-cell table:formula="of:=BITXOR([.AF4];[.AE5])" office:value-type="float" office:value="311191110">
            <text:p>311191110</text:p>
          </table:table-cell>
          <table:table-cell table:formula="of:=BITXOR([.AG4];[.AF5])" office:value-type="float" office:value="311191110">
            <text:p>311191110</text:p>
          </table:table-cell>
          <table:table-cell table:formula="of:=BITXOR([.AH4];[.AG5])" office:value-type="float" office:value="311191110">
            <text:p>311191110</text:p>
          </table:table-cell>
          <table:table-cell table:formula="of:=BITXOR([.AI4];[.AH5])" office:value-type="float" office:value="311191110">
            <text:p>311191110</text:p>
          </table:table-cell>
          <table:table-cell table:formula="of:=BITXOR([.AJ4];[.AI5])" office:value-type="float" office:value="311191110">
            <text:p>311191110</text:p>
          </table:table-cell>
          <table:table-cell table:style-name="ce4" table:formula="of:=BITXOR([.AK4];[.AJ5])" office:value-type="float" office:value="302042496">
            <text:p>302042496</text:p>
          </table:table-cell>
          <table:table-cell table:style-name="ce5" table:formula="of:=BITXOR([.AL4];[.AK5])" office:value-type="float" office:value="302042496">
            <text:p>302042496</text:p>
          </table:table-cell>
          <table:table-cell table:style-name="ce5"/>
          <table:table-cell/>
        </table:table-row>
        <table:table-row table:style-name="ro2">
          <table:table-cell table:number-columns-repeated="36"/>
          <table:table-cell table:style-name="ce5"/>
          <table:table-cell table:number-columns-repeated="3"/>
        </table:table-row>
        <table:table-row table:style-name="ro1">
          <table:table-cell table:style-name="ce1" office:value-type="string">
            <text:p>1</text:p>
          </table:table-cell>
          <table:table-cell office:value-type="string">
            <text:p>https://api-na-adrv2.padsv.gungho.jp/api.php?action</text:p>
          </table:table-cell>
          <table:table-cell table:style-name="ce1" office:value-type="string">
            <text:p>343580115</text:p>
          </table:table-cell>
          <table:table-cell office:value-type="string">
            <text:p>1Di7X2_KCO1WbOBReVZHsLVUYgSA30pUZmJxjLfQ</text:p>
          </table:table-cell>
          <table:table-cell office:value-type="string">
            <text:p>5af71ff4b52cc</text:p>
          </table:table-cell>
          <table:table-cell table:style-name="ce1" office:value-type="string">
            <text:p>51082</text:p>
          </table:table-cell>
          <table:table-cell office:value-type="string">
            <text:p>f91f99c7</text:p>
          </table:table-cell>
          <table:table-cell table:style-name="ce1" office:value-type="string">
            <text:p>55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2</text:p>
          </table:table-cell>
          <table:table-cell table:style-name="ce1" office:value-type="string">
            <text:p>567</text:p>
          </table:table-cell>
          <table:table-cell table:style-name="ce1" office:value-type="string">
            <text:p>1401</text:p>
          </table:table-cell>
          <table:table-cell table:style-name="ce1" office:value-type="string">
            <text:p>0</text:p>
          </table:table-cell>
          <table:table-cell office:value-type="string">
            <text:p>8CBAC066</text:p>
          </table:table-cell>
          <table:table-cell office:value-type="string">
            <text:p>20a6e7a1</text:p>
          </table:table-cell>
          <table:table-cell table:formula="of:=HEX2DEC([.O7])" office:value-type="float" office:value="547809185">
            <text:p>547809185</text:p>
          </table:table-cell>
          <table:table-cell table:number-columns-repeated="2"/>
          <table:table-cell table:style-name="ce1" office:value-type="string">
            <text:p>85904</text:p>
          </table:table-cell>
          <table:table-cell office:value-type="string">
            <text:p>c92935ca</text:p>
          </table:table-cell>
          <table:table-cell office:value-type="string">
            <text:p>e8bdea2e</text:p>
          </table:table-cell>
          <table:table-cell office:value-type="string">
            <text:p>3dd6fecc</text:p>
          </table:table-cell>
          <table:table-cell office:value-type="string">
            <text:p>66be1c11</text:p>
          </table:table-cell>
          <table:table-cell office:value-type="string">
            <text:p>c1a08237</text:p>
          </table:table-cell>
          <table:table-cell table:style-name="ce1" office:value-type="string">
            <text:p>4358e286</text:p>
          </table:table-cell>
          <table:table-cell office:value-type="string">
            <text:p>a2b71c46</text:p>
          </table:table-cell>
          <table:table-cell office:value-type="string">
            <text:p>295f2507</text:p>
          </table:table-cell>
          <table:table-cell office:value-type="string">
            <text:p>b30b93ec</text:p>
          </table:table-cell>
          <table:table-cell office:value-type="string">
            <text:p>d33a30a3</text:p>
          </table:table-cell>
          <table:table-cell office:value-type="string">
            <text:p>9fdf42d1</text:p>
          </table:table-cell>
          <table:table-cell office:value-type="string">
            <text:p>d3c037e1</text:p>
          </table:table-cell>
          <table:table-cell office:value-type="string">
            <text:p>3612353c</text:p>
          </table:table-cell>
          <table:table-cell office:value-type="string">
            <text:p>bbed4baa</text:p>
          </table:table-cell>
          <table:table-cell office:value-type="string">
            <text:p>9f2cd592</text:p>
          </table:table-cell>
          <table:table-cell office:value-type="string">
            <text:p>f9e0ec4c</text:p>
          </table:table-cell>
          <table:table-cell office:value-type="string">
            <text:p>632bd8ce</text:p>
          </table:table-cell>
          <table:table-cell office:value-type="string">
            <text:p>7fe73c</text:p>
          </table:table-cell>
          <table:table-cell office:value-type="string">
            <text:p>bb0c0b7d</text:p>
          </table:table-cell>
          <table:table-cell office:value-type="string">
            <text:p>c8c912fd</text:p>
          </table:table-cell>
          <table:table-cell table:style-name="ce1" office:value-type="string">
            <text:p>0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office:value-type="string">
            <text:p>https://api-na-adrv2.padsv.gungho.jp/api.php?action</text:p>
          </table:table-cell>
          <table:table-cell table:style-name="ce1" office:value-type="string">
            <text:p>343580115</text:p>
          </table:table-cell>
          <table:table-cell office:value-type="string">
            <text:p>1Di7X2_KCO1WbOBReVZHsLVUYgSA30pUZmJxjLfQ</text:p>
          </table:table-cell>
          <table:table-cell office:value-type="string">
            <text:p>5af71ff4b52cc</text:p>
          </table:table-cell>
          <table:table-cell table:style-name="ce1" office:value-type="string">
            <text:p>51082</text:p>
          </table:table-cell>
          <table:table-cell office:value-type="string">
            <text:p>c88bccbb</text:p>
          </table:table-cell>
          <table:table-cell table:style-name="ce1" office:value-type="string">
            <text:p>55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2</text:p>
          </table:table-cell>
          <table:table-cell table:style-name="ce1" office:value-type="string">
            <text:p>567</text:p>
          </table:table-cell>
          <table:table-cell table:style-name="ce1" office:value-type="string">
            <text:p>1401</text:p>
          </table:table-cell>
          <table:table-cell table:style-name="ce1" office:value-type="string">
            <text:p>0</text:p>
          </table:table-cell>
          <table:table-cell office:value-type="string">
            <text:p>CC239155</text:p>
          </table:table-cell>
          <table:table-cell office:value-type="string">
            <text:p>20a6e7b0</text:p>
          </table:table-cell>
          <table:table-cell table:formula="of:=HEX2DEC([.O8])" office:value-type="float" office:value="547809200">
            <text:p>547809200</text:p>
          </table:table-cell>
          <table:table-cell table:number-columns-repeated="2"/>
          <table:table-cell table:style-name="ce1" office:value-type="string">
            <text:p>85904</text:p>
          </table:table-cell>
          <table:table-cell office:value-type="string">
            <text:p>a3c89d53</text:p>
          </table:table-cell>
          <table:table-cell office:value-type="string">
            <text:p>701bdc8d</text:p>
          </table:table-cell>
          <table:table-cell office:value-type="string">
            <text:p>c496835</text:p>
          </table:table-cell>
          <table:table-cell office:value-type="string">
            <text:p>8e9d2e11</text:p>
          </table:table-cell>
          <table:table-cell office:value-type="string">
            <text:p>b1478f9d</text:p>
          </table:table-cell>
          <table:table-cell office:value-type="string">
            <text:p>96009d86</text:p>
          </table:table-cell>
          <table:table-cell office:value-type="string">
            <text:p>eb5e2323</text:p>
          </table:table-cell>
          <table:table-cell office:value-type="string">
            <text:p>b5febcdb</text:p>
          </table:table-cell>
          <table:table-cell office:value-type="string">
            <text:p>888e6c0e</text:p>
          </table:table-cell>
          <table:table-cell office:value-type="string">
            <text:p>14b2804e</text:p>
          </table:table-cell>
          <table:table-cell office:value-type="string">
            <text:p>1afd868a</text:p>
          </table:table-cell>
          <table:table-cell office:value-type="string">
            <text:p>3d343407</text:p>
          </table:table-cell>
          <table:table-cell office:value-type="string">
            <text:p>77721e6b</text:p>
          </table:table-cell>
          <table:table-cell office:value-type="string">
            <text:p>ca96fdbf</text:p>
          </table:table-cell>
          <table:table-cell office:value-type="string">
            <text:p>9f8d6dcf</text:p>
          </table:table-cell>
          <table:table-cell office:value-type="string">
            <text:p>583f13ff</text:p>
          </table:table-cell>
          <table:table-cell office:value-type="string">
            <text:p>13c8ecd0</text:p>
          </table:table-cell>
          <table:table-cell office:value-type="string">
            <text:p>a81a5608</text:p>
          </table:table-cell>
          <table:table-cell office:value-type="string">
            <text:p>492ebb34</text:p>
          </table:table-cell>
          <table:table-cell office:value-type="string">
            <text:p>c8c912ea</text:p>
          </table:table-cell>
          <table:table-cell table:style-name="ce1" office:value-type="string">
            <text:p>0</text:p>
          </table:table-cell>
        </table:table-row>
        <table:table-row table:style-name="ro1">
          <table:table-cell table:style-name="ce1" office:value-type="string">
            <text:p>3</text:p>
          </table:table-cell>
          <table:table-cell office:value-type="string">
            <text:p>https://api-na-adrv2.padsv.gungho.jp/api.php?action</text:p>
          </table:table-cell>
          <table:table-cell table:style-name="ce1" office:value-type="string">
            <text:p>343580115</text:p>
          </table:table-cell>
          <table:table-cell office:value-type="string">
            <text:p>1Di7X2_KCO1WbOBReVZHsLVUYgSA30pUZmJxjLfQ</text:p>
          </table:table-cell>
          <table:table-cell office:value-type="string">
            <text:p>5af71ff4b52cc</text:p>
          </table:table-cell>
          <table:table-cell table:style-name="ce1" office:value-type="string">
            <text:p>51082</text:p>
          </table:table-cell>
          <table:table-cell office:value-type="string">
            <text:p>59cb6048</text:p>
          </table:table-cell>
          <table:table-cell table:style-name="ce1" office:value-type="string">
            <text:p>55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2</text:p>
          </table:table-cell>
          <table:table-cell table:style-name="ce1" office:value-type="string">
            <text:p>567</text:p>
          </table:table-cell>
          <table:table-cell table:style-name="ce1" office:value-type="string">
            <text:p>1401</text:p>
          </table:table-cell>
          <table:table-cell table:style-name="ce1" office:value-type="string">
            <text:p>0</text:p>
          </table:table-cell>
          <table:table-cell office:value-type="string">
            <text:p>46C59C11</text:p>
          </table:table-cell>
          <table:table-cell office:value-type="string">
            <text:p>20a6e7bf</text:p>
          </table:table-cell>
          <table:table-cell table:formula="of:=HEX2DEC([.O9])" office:value-type="float" office:value="547809215">
            <text:p>547809215</text:p>
          </table:table-cell>
          <table:table-cell table:number-columns-repeated="2"/>
          <table:table-cell table:style-name="ce1" office:value-type="string">
            <text:p>85904</text:p>
          </table:table-cell>
          <table:table-cell office:value-type="string">
            <text:p>7e6704db</text:p>
          </table:table-cell>
          <table:table-cell office:value-type="string">
            <text:p>f779ceeb</text:p>
          </table:table-cell>
          <table:table-cell office:value-type="string">
            <text:p>dabcd21a</text:p>
          </table:table-cell>
          <table:table-cell office:value-type="string">
            <text:p>967d7016</text:p>
          </table:table-cell>
          <table:table-cell office:value-type="string">
            <text:p>a0ee88ca</text:p>
          </table:table-cell>
          <table:table-cell office:value-type="string">
            <text:p>e8a858b9</text:p>
          </table:table-cell>
          <table:table-cell office:value-type="string">
            <text:p>34042a09</text:p>
          </table:table-cell>
          <table:table-cell office:value-type="string">
            <text:p>429d54af</text:p>
          </table:table-cell>
          <table:table-cell table:style-name="ce1" office:value-type="string">
            <text:p>5e114430</text:p>
          </table:table-cell>
          <table:table-cell office:value-type="string">
            <text:p>4e0a5178</text:p>
          </table:table-cell>
          <table:table-cell office:value-type="string">
            <text:p>961cca44</text:p>
          </table:table-cell>
          <table:table-cell office:value-type="string">
            <text:p>a6a7c9e0</text:p>
          </table:table-cell>
          <table:table-cell office:value-type="string">
            <text:p>b8d307db</text:p>
          </table:table-cell>
          <table:table-cell office:value-type="string">
            <text:p>d93fafd5</text:p>
          </table:table-cell>
          <table:table-cell office:value-type="string">
            <text:p>9fee060c</text:p>
          </table:table-cell>
          <table:table-cell office:value-type="string">
            <text:p>b69e3bb3</text:p>
          </table:table-cell>
          <table:table-cell office:value-type="string">
            <text:p>c46400d3</text:p>
          </table:table-cell>
          <table:table-cell office:value-type="string">
            <text:p>50b60565</text:p>
          </table:table-cell>
          <table:table-cell office:value-type="string">
            <text:p>d7516aeb</text:p>
          </table:table-cell>
          <table:table-cell office:value-type="string">
            <text:p>c8c9121b</text:p>
          </table:table-cell>
          <table:table-cell table:style-name="ce1" office:value-type="string">
            <text:p>0</text:p>
          </table:table-cell>
        </table:table-row>
        <table:table-row table:style-name="ro1">
          <table:table-cell table:style-name="ce1" office:value-type="string">
            <text:p>4</text:p>
          </table:table-cell>
          <table:table-cell office:value-type="string">
            <text:p>https://api-na-adrv2.padsv.gungho.jp/api.php?action</text:p>
          </table:table-cell>
          <table:table-cell table:style-name="ce1" office:value-type="string">
            <text:p>343580115</text:p>
          </table:table-cell>
          <table:table-cell office:value-type="string">
            <text:p>1Di7X2_KCO1WbOBReVZHsLVUYgSA30pUZmJxjLfQ</text:p>
          </table:table-cell>
          <table:table-cell office:value-type="string">
            <text:p>5af71ff4b52cc</text:p>
          </table:table-cell>
          <table:table-cell table:style-name="ce1" office:value-type="string">
            <text:p>51082</text:p>
          </table:table-cell>
          <table:table-cell office:value-type="string">
            <text:p>3f988f65</text:p>
          </table:table-cell>
          <table:table-cell table:style-name="ce1" office:value-type="string">
            <text:p>55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2</text:p>
          </table:table-cell>
          <table:table-cell table:style-name="ce1" office:value-type="string">
            <text:p>567</text:p>
          </table:table-cell>
          <table:table-cell table:style-name="ce1" office:value-type="string">
            <text:p>1401</text:p>
          </table:table-cell>
          <table:table-cell table:style-name="ce1" office:value-type="string">
            <text:p>0</text:p>
          </table:table-cell>
          <table:table-cell office:value-type="string">
            <text:p>DFA18122</text:p>
          </table:table-cell>
          <table:table-cell office:value-type="string">
            <text:p>20a6e7ce</text:p>
          </table:table-cell>
          <table:table-cell table:formula="of:=HEX2DEC([.O10])" office:value-type="float" office:value="547809230">
            <text:p>547809230</text:p>
          </table:table-cell>
          <table:table-cell table:number-columns-repeated="2"/>
          <table:table-cell table:style-name="ce1" office:value-type="string">
            <text:p>85904</text:p>
          </table:table-cell>
          <table:table-cell office:value-type="string">
            <text:p>59056c5c</text:p>
          </table:table-cell>
          <table:table-cell office:value-type="string">
            <text:p>7ed7c14a</text:p>
          </table:table-cell>
          <table:table-cell office:value-type="string">
            <text:p>a92f3c03</text:p>
          </table:table-cell>
          <table:table-cell office:value-type="string">
            <text:p>be5d8216</text:p>
          </table:table-cell>
          <table:table-cell office:value-type="string">
            <text:p>90958a30</text:p>
          </table:table-cell>
          <table:table-cell office:value-type="string">
            <text:p>3b5013b9</text:p>
          </table:table-cell>
          <table:table-cell office:value-type="string">
            <text:p>7cab30f7</text:p>
          </table:table-cell>
          <table:table-cell office:value-type="string">
            <text:p>cf3bec82</text:p>
          </table:table-cell>
          <table:table-cell office:value-type="string">
            <text:p>33941c51</text:p>
          </table:table-cell>
          <table:table-cell office:value-type="string">
            <text:p>83831e2b</text:p>
          </table:table-cell>
          <table:table-cell office:value-type="string">
            <text:p>113b0dfe</text:p>
          </table:table-cell>
          <table:table-cell office:value-type="string">
            <text:p>101acec1</text:p>
          </table:table-cell>
          <table:table-cell office:value-type="string">
            <text:p>fa33f10a</text:p>
          </table:table-cell>
          <table:table-cell office:value-type="string">
            <text:p>e7e861eb</text:p>
          </table:table-cell>
          <table:table-cell office:value-type="string">
            <text:p>a04f9e49</text:p>
          </table:table-cell>
          <table:table-cell office:value-type="string">
            <text:p>14fc6366</text:p>
          </table:table-cell>
          <table:table-cell office:value-type="string">
            <text:p>750114d5</text:p>
          </table:table-cell>
          <table:table-cell office:value-type="string">
            <text:p>f751f4b1</text:p>
          </table:table-cell>
          <table:table-cell office:value-type="string">
            <text:p>65731aa2</text:p>
          </table:table-cell>
          <table:table-cell office:value-type="string">
            <text:p>c8c91208</text:p>
          </table:table-cell>
          <table:table-cell table:style-name="ce1" office:value-type="string">
            <text:p>0</text:p>
          </table:table-cell>
        </table:table-row>
        <table:table-row table:style-name="ro1">
          <table:table-cell table:style-name="ce1" office:value-type="string">
            <text:p>5</text:p>
          </table:table-cell>
          <table:table-cell office:value-type="string">
            <text:p>https://api-na-adrv2.padsv.gungho.jp/api.php?action</text:p>
          </table:table-cell>
          <table:table-cell table:style-name="ce1" office:value-type="string">
            <text:p>343580115</text:p>
          </table:table-cell>
          <table:table-cell office:value-type="string">
            <text:p>1Di7X2_KCO1WbOBReVZHsLVUYgSA30pUZmJxjLfQ</text:p>
          </table:table-cell>
          <table:table-cell office:value-type="string">
            <text:p>5af71ff4b52cc</text:p>
          </table:table-cell>
          <table:table-cell table:style-name="ce1" office:value-type="string">
            <text:p>51082</text:p>
          </table:table-cell>
          <table:table-cell office:value-type="string">
            <text:p>108a3fdc</text:p>
          </table:table-cell>
          <table:table-cell table:style-name="ce1" office:value-type="string">
            <text:p>55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2</text:p>
          </table:table-cell>
          <table:table-cell table:style-name="ce1" office:value-type="string">
            <text:p>567</text:p>
          </table:table-cell>
          <table:table-cell table:style-name="ce1" office:value-type="string">
            <text:p>1401</text:p>
          </table:table-cell>
          <table:table-cell table:style-name="ce1" office:value-type="string">
            <text:p>0</text:p>
          </table:table-cell>
          <table:table-cell office:value-type="string">
            <text:p>6E58B244</text:p>
          </table:table-cell>
          <table:table-cell table:style-name="ce1" office:value-type="string">
            <text:p>8</text:p>
          </table:table-cell>
          <table:table-cell table:formula="of:=HEX2DEC([.O11])" office:value-type="float" office:value="8">
            <text:p>8</text:p>
          </table:table-cell>
          <table:table-cell table:style-name="ce1" table:number-columns-repeated="2"/>
          <table:table-cell table:style-name="ce1" office:value-type="string">
            <text:p>85904</text:p>
          </table:table-cell>
          <table:table-cell office:value-type="string">
            <text:p>e32e8b3</text:p>
          </table:table-cell>
          <table:table-cell office:value-type="string">
            <text:p>aaf2469e</text:p>
          </table:table-cell>
          <table:table-cell office:value-type="string">
            <text:p>6ab46147</text:p>
          </table:table-cell>
          <table:table-cell office:value-type="string">
            <text:p>10b7db7e</text:p>
          </table:table-cell>
          <table:table-cell office:value-type="string">
            <text:p>2f2b9c5f</text:p>
          </table:table-cell>
          <table:table-cell office:value-type="string">
            <text:p>86a5abe0</text:p>
          </table:table-cell>
          <table:table-cell office:value-type="string">
            <text:p>11f6e14</text:p>
          </table:table-cell>
          <table:table-cell office:value-type="string">
            <text:p>ae6f60b7</text:p>
          </table:table-cell>
          <table:table-cell office:value-type="string">
            <text:p>9afa48ad</text:p>
          </table:table-cell>
          <table:table-cell office:value-type="string">
            <text:p>ebfffd46</text:p>
          </table:table-cell>
          <table:table-cell office:value-type="string">
            <text:p>9a423b95</text:p>
          </table:table-cell>
          <table:table-cell office:value-type="string">
            <text:p>9cdf48c</text:p>
          </table:table-cell>
          <table:table-cell office:value-type="string">
            <text:p>f5940479</text:p>
          </table:table-cell>
          <table:table-cell office:value-type="string">
            <text:p>51aa00d</text:p>
          </table:table-cell>
          <table:table-cell office:value-type="string">
            <text:p>d65f0971</text:p>
          </table:table-cell>
          <table:table-cell office:value-type="string">
            <text:p>abcebd9c</text:p>
          </table:table-cell>
          <table:table-cell office:value-type="string">
            <text:p>52661b68</text:p>
          </table:table-cell>
          <table:table-cell office:value-type="string">
            <text:p>5308ca82</text:p>
          </table:table-cell>
          <table:table-cell office:value-type="string">
            <text:p>40f4880d</text:p>
          </table:table-cell>
          <table:table-cell office:value-type="string">
            <text:p>c8c91267</text:p>
          </table:table-cell>
          <table:table-cell table:style-name="ce1" office:value-type="string">
            <text:p>0</text:p>
          </table:table-cell>
        </table:table-row>
        <table:table-row table:style-name="ro1">
          <table:table-cell table:style-name="ce1" office:value-type="string">
            <text:p>6</text:p>
          </table:table-cell>
          <table:table-cell office:value-type="string">
            <text:p>https://api-na-adrv2.padsv.gungho.jp/api.php?action</text:p>
          </table:table-cell>
          <table:table-cell table:style-name="ce1" office:value-type="string">
            <text:p>343580115</text:p>
          </table:table-cell>
          <table:table-cell office:value-type="string">
            <text:p>1Di7X2_KCO1WbOBReVZHsLVUYgSA30pUZmJxjLfQ</text:p>
          </table:table-cell>
          <table:table-cell office:value-type="string">
            <text:p>5af71ff4b52cc</text:p>
          </table:table-cell>
          <table:table-cell table:style-name="ce1" office:value-type="string">
            <text:p>51082</text:p>
          </table:table-cell>
          <table:table-cell office:value-type="string">
            <text:p>f6576ef9</text:p>
          </table:table-cell>
          <table:table-cell table:style-name="ce1" office:value-type="string">
            <text:p>55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2</text:p>
          </table:table-cell>
          <table:table-cell table:style-name="ce1" office:value-type="string">
            <text:p>567</text:p>
          </table:table-cell>
          <table:table-cell table:style-name="ce1" office:value-type="string">
            <text:p>1401</text:p>
          </table:table-cell>
          <table:table-cell table:style-name="ce1" office:value-type="string">
            <text:p>0</text:p>
          </table:table-cell>
          <table:table-cell office:value-type="string">
            <text:p>52C7AD88</text:p>
          </table:table-cell>
          <table:table-cell table:style-name="ce1" office:value-type="string">
            <text:p>17</text:p>
          </table:table-cell>
          <table:table-cell table:formula="of:=HEX2DEC([.O12])" office:value-type="float" office:value="23">
            <text:p>23</text:p>
          </table:table-cell>
          <table:table-cell table:style-name="ce1" table:number-columns-repeated="2"/>
          <table:table-cell table:style-name="ce1" office:value-type="string">
            <text:p>85904</text:p>
          </table:table-cell>
          <table:table-cell office:value-type="string">
            <text:p>e8d15034</text:p>
          </table:table-cell>
          <table:table-cell office:value-type="string">
            <text:p>325038fd</text:p>
          </table:table-cell>
          <table:table-cell office:value-type="string">
            <text:p>3928caad</text:p>
          </table:table-cell>
          <table:table-cell office:value-type="string">
            <text:p>3897ed7e</text:p>
          </table:table-cell>
          <table:table-cell office:value-type="string">
            <text:p>1ed29984</text:p>
          </table:table-cell>
          <table:table-cell office:value-type="string">
            <text:p>d94d66e0</text:p>
          </table:table-cell>
          <table:table-cell office:value-type="string">
            <text:p>49c674f2</text:p>
          </table:table-cell>
          <table:table-cell office:value-type="string">
            <text:p>3b0ef88b</text:p>
          </table:table-cell>
          <table:table-cell office:value-type="string">
            <text:p>707d20cf</text:p>
          </table:table-cell>
          <table:table-cell office:value-type="string">
            <text:p>2d774a71</text:p>
          </table:table-cell>
          <table:table-cell office:value-type="string">
            <text:p>15617f4f</text:p>
          </table:table-cell>
          <table:table-cell office:value-type="string">
            <text:p>7341886d</text:p>
          </table:table-cell>
          <table:table-cell office:value-type="string">
            <text:p>36f4eda9</text:p>
          </table:table-cell>
          <table:table-cell office:value-type="string">
            <text:p>13c35223</text:p>
          </table:table-cell>
          <table:table-cell office:value-type="string">
            <text:p>d6c0a1ae</text:p>
          </table:table-cell>
          <table:table-cell office:value-type="string">
            <text:p>a2de54f</text:p>
          </table:table-cell>
          <table:table-cell office:value-type="string">
            <text:p>3032f6a</text:p>
          </table:table-cell>
          <table:table-cell office:value-type="string">
            <text:p>fba4b9df</text:p>
          </table:table-cell>
          <table:table-cell office:value-type="string">
            <text:p>cf1637c4</text:p>
          </table:table-cell>
          <table:table-cell office:value-type="string">
            <text:p>c8c91394</text:p>
          </table:table-cell>
          <table:table-cell table:style-name="ce1" office:value-type="string">
            <text:p>0</text:p>
          </table:table-cell>
        </table:table-row>
        <table:table-row table:style-name="ro1">
          <table:table-cell table:style-name="ce1" office:value-type="string">
            <text:p>8</text:p>
          </table:table-cell>
          <table:table-cell office:value-type="string">
            <text:p>https://api-na-adrv2.padsv.gungho.jp/api.php?action</text:p>
          </table:table-cell>
          <table:table-cell table:style-name="ce1" office:value-type="string">
            <text:p>343580115</text:p>
          </table:table-cell>
          <table:table-cell office:value-type="string">
            <text:p>1Di7X2_KCO1WbOBReVZHsLVUYgSA30pUZmJxjLfQ</text:p>
          </table:table-cell>
          <table:table-cell office:value-type="string">
            <text:p>5af71ff4b52cc</text:p>
          </table:table-cell>
          <table:table-cell table:style-name="ce1" office:value-type="string">
            <text:p>51082</text:p>
          </table:table-cell>
          <table:table-cell office:value-type="string">
            <text:p>4792e1de</text:p>
          </table:table-cell>
          <table:table-cell table:style-name="ce1" office:value-type="string">
            <text:p>55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2</text:p>
          </table:table-cell>
          <table:table-cell table:style-name="ce1" office:value-type="string">
            <text:p>567</text:p>
          </table:table-cell>
          <table:table-cell table:style-name="ce1" office:value-type="string">
            <text:p>1401</text:p>
          </table:table-cell>
          <table:table-cell table:style-name="ce1" office:value-type="string">
            <text:p>0</text:p>
          </table:table-cell>
          <table:table-cell office:value-type="string">
            <text:p>7B507A00</text:p>
          </table:table-cell>
          <table:table-cell table:style-name="ce1" office:value-type="string">
            <text:p>14</text:p>
          </table:table-cell>
          <table:table-cell table:formula="of:=HEX2DEC([.O13])" office:value-type="float" office:value="20">
            <text:p>20</text:p>
          </table:table-cell>
          <table:table-cell table:style-name="ce1" table:number-columns-repeated="2"/>
          <table:table-cell table:style-name="ce1" office:value-type="string">
            <text:p>85904</text:p>
          </table:table-cell>
          <table:table-cell office:value-type="string">
            <text:p>237e08d3</text:p>
          </table:table-cell>
          <table:table-cell office:value-type="string">
            <text:p>b0d66ee0</text:p>
          </table:table-cell>
          <table:table-cell office:value-type="string">
            <text:p>76444f13</text:p>
          </table:table-cell>
          <table:table-cell office:value-type="string">
            <text:p>56379d01</text:p>
          </table:table-cell>
          <table:table-cell office:value-type="string">
            <text:p>eee3caf3</text:p>
          </table:table-cell>
          <table:table-cell office:value-type="string">
            <text:p>c8c50d0a</text:p>
          </table:table-cell>
          <table:table-cell office:value-type="string">
            <text:p>a1a4d9ff</text:p>
          </table:table-cell>
          <table:table-cell office:value-type="string">
            <text:p>b888da2d</text:p>
          </table:table-cell>
          <table:table-cell office:value-type="string">
            <text:p>45c95bfb</text:p>
          </table:table-cell>
          <table:table-cell office:value-type="string">
            <text:p>d8a16fcc</text:p>
          </table:table-cell>
          <table:table-cell office:value-type="string">
            <text:p>c98ea4f7</text:p>
          </table:table-cell>
          <table:table-cell office:value-type="string">
            <text:p>915d62a3</text:p>
          </table:table-cell>
          <table:table-cell office:value-type="string">
            <text:p>29e18bcc</text:p>
          </table:table-cell>
          <table:table-cell office:value-type="string">
            <text:p>773bc81f</text:p>
          </table:table-cell>
          <table:table-cell office:value-type="string">
            <text:p>9e0b66e</text:p>
          </table:table-cell>
          <table:table-cell office:value-type="string">
            <text:p>2a8043c5</text:p>
          </table:table-cell>
          <table:table-cell office:value-type="string">
            <text:p>461691d0</text:p>
          </table:table-cell>
          <table:table-cell office:value-type="string">
            <text:p>408b2393</text:p>
          </table:table-cell>
          <table:table-cell office:value-type="string">
            <text:p>7f7647d3</text:p>
          </table:table-cell>
          <table:table-cell office:value-type="string">
            <text:p>c8c913ad</text:p>
          </table:table-cell>
          <table:table-cell table:style-name="ce1" office:value-type="string">
            <text:p>0</text:p>
          </table:table-cell>
        </table:table-row>
        <table:table-row table:style-name="ro1">
          <table:table-cell table:style-name="ce1" office:value-type="string">
            <text:p>7</text:p>
          </table:table-cell>
          <table:table-cell office:value-type="string">
            <text:p>https://api-na-adrv2.padsv.gungho.jp/api.php?action</text:p>
          </table:table-cell>
          <table:table-cell table:style-name="ce1" office:value-type="string">
            <text:p>343580115</text:p>
          </table:table-cell>
          <table:table-cell office:value-type="string">
            <text:p>1Di7X2_KCO1WbOBReVZHsLVUYgSA30pUZmJxjLfQ</text:p>
          </table:table-cell>
          <table:table-cell office:value-type="string">
            <text:p>5af71ff4b52cc</text:p>
          </table:table-cell>
          <table:table-cell table:style-name="ce1" office:value-type="string">
            <text:p>51082</text:p>
          </table:table-cell>
          <table:table-cell office:value-type="string">
            <text:p>7791d9f4</text:p>
          </table:table-cell>
          <table:table-cell table:style-name="ce1" office:value-type="string">
            <text:p>552</text:p>
          </table:table-cell>
          <table:table-cell table:style-name="ce1" office:value-type="string">
            <text:p>5</text:p>
          </table:table-cell>
          <table:table-cell table:style-name="ce1" office:value-type="string">
            <text:p>2</text:p>
          </table:table-cell>
          <table:table-cell table:style-name="ce1" office:value-type="string">
            <text:p>567</text:p>
          </table:table-cell>
          <table:table-cell table:style-name="ce1" office:value-type="string">
            <text:p>1401</text:p>
          </table:table-cell>
          <table:table-cell table:style-name="ce1" office:value-type="string">
            <text:p>0</text:p>
          </table:table-cell>
          <table:table-cell table:style-name="ce1" office:value-type="string">
            <text:p>02749877</text:p>
          </table:table-cell>
          <table:table-cell table:style-name="ce1" office:value-type="string">
            <text:p>5</text:p>
          </table:table-cell>
          <table:table-cell table:formula="of:=HEX2DEC([.O14])" office:value-type="float" office:value="5">
            <text:p>5</text:p>
          </table:table-cell>
          <table:table-cell table:style-name="ce1" table:number-columns-repeated="2"/>
          <table:table-cell table:style-name="ce1" office:value-type="string">
            <text:p>85904</text:p>
          </table:table-cell>
          <table:table-cell office:value-type="string">
            <text:p>48dfa14a</text:p>
          </table:table-cell>
          <table:table-cell office:value-type="string">
            <text:p>29787c82</text:p>
          </table:table-cell>
          <table:table-cell office:value-type="string">
            <text:p>a7d1e52a</text:p>
          </table:table-cell>
          <table:table-cell office:value-type="string">
            <text:p>4e584b01</text:p>
          </table:table-cell>
          <table:table-cell office:value-type="string">
            <text:p>ff3cc98a</text:p>
          </table:table-cell>
          <table:table-cell office:value-type="string">
            <text:p>761d520a</text:p>
          </table:table-cell>
          <table:table-cell office:value-type="string">
            <text:p>58fdd311</text:p>
          </table:table-cell>
          <table:table-cell office:value-type="string">
            <text:p>2be94259</text:p>
          </table:table-cell>
          <table:table-cell office:value-type="string">
            <text:p>704683d9</text:p>
          </table:table-cell>
          <table:table-cell table:style-name="ce1" office:value-type="string">
            <text:p>67289e21</text:p>
          </table:table-cell>
          <table:table-cell office:value-type="string">
            <text:p>4e6f613d</text:p>
          </table:table-cell>
          <table:table-cell office:value-type="string">
            <text:p>27ea6f8c</text:p>
          </table:table-cell>
          <table:table-cell office:value-type="string">
            <text:p>e880a29d</text:p>
          </table:table-cell>
          <table:table-cell table:style-name="ce1" office:value-type="string">
            <text:p>68921609</text:p>
          </table:table-cell>
          <table:table-cell office:value-type="string">
            <text:p>97f1e31</text:p>
          </table:table-cell>
          <table:table-cell office:value-type="string">
            <text:p>cc221c11</text:p>
          </table:table-cell>
          <table:table-cell office:value-type="string">
            <text:p>957a7dce</text:p>
          </table:table-cell>
          <table:table-cell office:value-type="string">
            <text:p>98e87c46</text:p>
          </table:table-cell>
          <table:table-cell office:value-type="string">
            <text:p>f153981c</text:p>
          </table:table-cell>
          <table:table-cell office:value-type="string">
            <text:p>c8c913bc</text:p>
          </table:table-cell>
          <table:table-cell table:style-name="ce1" office:value-type="string">
            <text:p>0</text:p>
          </table:table-cell>
        </table:table-row>
        <table:table-row table:style-name="ro2" table:number-rows-repeated="2">
          <table:table-cell table:number-columns-repeated="40"/>
        </table:table-row>
        <table:table-row table:style-name="ro2">
          <table:table-cell table:number-columns-repeated="19"/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148936562">
            <text:p>148936562</text:p>
          </table:table-cell>
          <table:table-cell office:value-type="float" office:value="1506">
            <text:p>1506</text:p>
          </table:table-cell>
          <table:table-cell office:value-type="float" office:value="166">
            <text:p>16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43334979">
            <text:p>443334979</text:p>
          </table:table-cell>
          <table:table-cell office:value-type="float" office:value="0">
            <text:p>0</text:p>
          </table:table-cell>
          <table:table-cell office:value-type="float" office:value="13605">
            <text:p>13605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9219014">
            <text:p>92190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0"/>
        </table:table-row>
        <table:table-row table:style-name="ro2">
          <table:table-cell table:number-columns-repeated="5"/>
          <table:table-cell office:value-type="string">
            <text:p>fbed99c7</text:p>
          </table:table-cell>
          <table:table-cell office:value-type="string">
            <text:p>f91f99c7</text:p>
          </table:table-cell>
          <table:table-cell office:value-type="float" office:value="91">
            <text:p>91</text:p>
          </table:table-cell>
          <table:table-cell table:formula="of:=DEC2HEX(BITXOR(HEX2DEC([.H19]);47))" office:value-type="string" office:string-value="BE">
            <text:p>BE</text:p>
          </table:table-cell>
          <table:table-cell/>
          <table:table-cell table:formula="of:=BITXOR(HEX2DEC(MID([.F19];4;5));HEX2DEC(MID([.G19];4;5)))" office:value-type="float" office:value="131072">
            <text:p>131072</text:p>
          </table:table-cell>
          <table:table-cell table:number-columns-repeated="29"/>
        </table:table-row>
        <table:table-row table:style-name="ro2">
          <table:table-cell table:number-columns-repeated="5"/>
          <table:table-cell office:value-type="string">
            <text:p>ca79ccbb</text:p>
          </table:table-cell>
          <table:table-cell office:value-type="string">
            <text:p>c88bccbb</text:p>
          </table:table-cell>
          <table:table-cell office:value-type="float" office:value="88">
            <text:p>88</text:p>
          </table:table-cell>
          <table:table-cell table:formula="of:=DEC2HEX(BITXOR(HEX2DEC([.H20]);47))" office:value-type="string" office:string-value="A7">
            <text:p>A7</text:p>
          </table:table-cell>
          <table:table-cell/>
          <table:table-cell table:formula="of:=BITXOR(HEX2DEC(MID([.F20];4;5));HEX2DEC(MID([.G20];4;5)))" office:value-type="float" office:value="131072">
            <text:p>131072</text:p>
          </table:table-cell>
          <table:table-cell table:number-columns-repeated="29"/>
        </table:table-row>
        <table:table-row table:style-name="ro2">
          <table:table-cell table:number-columns-repeated="5"/>
          <table:table-cell office:value-type="string">
            <text:p>5b396048</text:p>
          </table:table-cell>
          <table:table-cell office:value-type="string">
            <text:p>59cb6048</text:p>
          </table:table-cell>
          <table:table-cell table:style-name="ce2" office:value-type="string">
            <text:p>9c</text:p>
          </table:table-cell>
          <table:table-cell table:formula="of:=DEC2HEX(BITXOR(HEX2DEC([.H21]);47))" office:value-type="string" office:string-value="B3">
            <text:p>B3</text:p>
          </table:table-cell>
          <table:table-cell/>
          <table:table-cell table:formula="of:=BITXOR(HEX2DEC(MID([.F21];4;5));HEX2DEC(MID([.G21];4;5)))" office:value-type="float" office:value="131072">
            <text:p>131072</text:p>
          </table:table-cell>
          <table:table-cell table:number-columns-repeated="29"/>
        </table:table-row>
        <table:table-row table:style-name="ro2">
          <table:table-cell table:number-columns-repeated="5"/>
          <table:table-cell office:value-type="string">
            <text:p>3d6a8f65</text:p>
          </table:table-cell>
          <table:table-cell office:value-type="string">
            <text:p>3f988f65</text:p>
          </table:table-cell>
          <table:table-cell table:style-name="ce2" office:value-type="string">
            <text:p>f9</text:p>
          </table:table-cell>
          <table:table-cell table:formula="of:=DEC2HEX(BITXOR(HEX2DEC([.H22]);47))" office:value-type="string" office:string-value="D6">
            <text:p>D6</text:p>
          </table:table-cell>
          <table:table-cell/>
          <table:table-cell table:formula="of:=BITXOR(HEX2DEC(MID([.F22];4;5));HEX2DEC(MID([.G22];4;5)))" office:value-type="float" office:value="131072">
            <text:p>131072</text:p>
          </table:table-cell>
          <table:table-cell table:number-columns-repeated="29"/>
        </table:table-row>
        <table:table-row table:style-name="ro2">
          <table:table-cell table:number-columns-repeated="5"/>
          <table:table-cell office:value-type="string">
            <text:p>12783fdc</text:p>
          </table:table-cell>
          <table:table-cell office:value-type="string">
            <text:p>108a3fdc</text:p>
          </table:table-cell>
          <table:table-cell office:value-type="float" office:value="8">
            <text:p>8</text:p>
          </table:table-cell>
          <table:table-cell table:formula="of:=DEC2HEX(BITXOR(HEX2DEC([.H23]);47))" office:value-type="string" office:string-value="27">
            <text:p>27</text:p>
          </table:table-cell>
          <table:table-cell/>
          <table:table-cell table:formula="of:=BITXOR(HEX2DEC(MID([.F23];4;5));HEX2DEC(MID([.G23];4;5)))" office:value-type="float" office:value="131072">
            <text:p>131072</text:p>
          </table:table-cell>
          <table:table-cell table:number-columns-repeated="29"/>
        </table:table-row>
        <table:table-row table:style-name="ro2">
          <table:table-cell table:number-columns-repeated="5"/>
          <table:table-cell office:value-type="string">
            <text:p>f4a56ef9</text:p>
          </table:table-cell>
          <table:table-cell office:value-type="string">
            <text:p>f6576ef9</text:p>
          </table:table-cell>
          <table:table-cell office:value-type="float" office:value="65">
            <text:p>65</text:p>
          </table:table-cell>
          <table:table-cell table:formula="of:=DEC2HEX(BITXOR(HEX2DEC([.H24]);47))" office:value-type="string" office:string-value="4A">
            <text:p>4A</text:p>
          </table:table-cell>
          <table:table-cell/>
          <table:table-cell table:formula="of:=BITXOR(HEX2DEC(MID([.F24];4;5));HEX2DEC(MID([.G24];4;5)))" office:value-type="float" office:value="131072">
            <text:p>131072</text:p>
          </table:table-cell>
          <table:table-cell table:number-columns-repeated="29"/>
        </table:table-row>
        <table:table-row table:style-name="ro2">
          <table:table-cell table:number-columns-repeated="5"/>
          <table:table-cell office:value-type="string">
            <text:p>7563d9f4</text:p>
          </table:table-cell>
          <table:table-cell office:value-type="string">
            <text:p>7791d9f4</text:p>
          </table:table-cell>
          <table:table-cell office:value-type="float" office:value="79">
            <text:p>79</text:p>
          </table:table-cell>
          <table:table-cell table:formula="of:=DEC2HEX(BITXOR(HEX2DEC([.H25]);47))" office:value-type="string" office:string-value="56">
            <text:p>56</text:p>
          </table:table-cell>
          <table:table-cell/>
          <table:table-cell table:formula="of:=BITXOR(HEX2DEC(MID([.F25];4;5));HEX2DEC(MID([.G25];4;5)))" office:value-type="float" office:value="131072">
            <text:p>131072</text:p>
          </table:table-cell>
          <table:table-cell table:number-columns-repeated="29"/>
        </table:table-row>
        <table:table-row table:style-name="ro2">
          <table:table-cell table:number-columns-repeated="5"/>
          <table:table-cell office:value-type="string">
            <text:p>4560e1de</text:p>
          </table:table-cell>
          <table:table-cell office:value-type="string">
            <text:p>4792e1de</text:p>
          </table:table-cell>
          <table:table-cell office:value-type="float" office:value="79">
            <text:p>79</text:p>
          </table:table-cell>
          <table:table-cell table:formula="of:=DEC2HEX(BITXOR(HEX2DEC([.H26]);47))" office:value-type="string" office:string-value="56">
            <text:p>56</text:p>
          </table:table-cell>
          <table:table-cell/>
          <table:table-cell table:formula="of:=BITXOR(HEX2DEC(MID([.F26];4;5));HEX2DEC(MID([.G26];4;5)))" office:value-type="float" office:value="131072">
            <text:p>131072</text:p>
          </table:table-cell>
          <table:table-cell table:number-columns-repeated="29"/>
        </table:table-row>
      </table:table>
      <table:table table:name="Лист2" table:style-name="ta1">
        <table:table-column table:style-name="co13" table:number-columns-repeated="12" table:default-cell-style-name="Default"/>
        <table:table-row table:style-name="ro2">
          <table:table-cell office:value-type="string">
            <text:p>AC</text:p>
          </table:table-cell>
          <table:table-cell office:value-type="string">
            <text:p>TR</text:p>
          </table:table-cell>
          <table:table-cell office:value-type="string">
            <text:p>MD</text:p>
          </table:table-cell>
          <table:table-cell office:value-type="string">
            <text:p>SOD</text:p>
          </table:table-cell>
          <table:table-cell table:number-columns-repeated="8"/>
        </table:table-row>
        <table:table-row table:style-name="ro2">
          <table:table-cell office:value-type="float" office:value="7.7">
            <text:p>7.7</text:p>
          </table:table-cell>
          <table:table-cell office:value-type="float" office:value="-4.7">
            <text:p>-4.7</text:p>
          </table:table-cell>
          <table:table-cell office:value-type="float" office:value="29103120">
            <text:p>291031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38500">
            <text:p>38500</text:p>
          </table:table-cell>
          <table:table-cell office:value-type="float" office:value="-2350">
            <text:p>-2350</text:p>
          </table:table-cell>
          <table:table-cell office:value-type="float" office:value="7280">
            <text:p>7280</text:p>
          </table:table-cell>
          <table:table-cell office:value-type="float" office:value="0">
            <text:p>0</text:p>
          </table:table-cell>
          <table:table-cell office:value-type="float" office:value="43438">
            <text:p>43438</text:p>
          </table:table-cell>
          <table:table-cell table:formula="of:=[.A3]+[.B3]+[.C3]" office:value-type="float" office:value="43430">
            <text:p>43430</text:p>
          </table:table-cell>
          <table:table-cell table:formula="of:=[.E3]-[.F3]" office:value-type="float" office:value="8">
            <text:p>8</text:p>
          </table:table-cell>
          <table:table-cell table:formula="of:=4+3+4+3" office:value-type="float" office:value="14">
            <text:p>14</text:p>
          </table:table-cell>
          <table:table-cell table:number-columns-repeated="2"/>
          <table:table-cell table:style-name="ce1" office:value-type="string">
            <text:p>1043438</text:p>
          </table:table-cell>
          <table:table-cell table:formula="of:=1+0+4+3+4" office:value-type="float" office:value="12">
            <text:p>12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6.4">
            <text:p>6.4</text:p>
          </table:table-cell>
          <table:table-cell office:value-type="float" office:value="-299.2">
            <text:p>-299.2</text:p>
          </table:table-cell>
          <table:table-cell office:value-type="float" office:value="22661760">
            <text:p>2266176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-149600">
            <text:p>-149600</text:p>
          </table:table-cell>
          <table:table-cell office:value-type="float" office:value="5670">
            <text:p>5670</text:p>
          </table:table-cell>
          <table:table-cell office:value-type="float" office:value="0">
            <text:p>0</text:p>
          </table:table-cell>
          <table:table-cell office:value-type="float" office:value="-111926">
            <text:p>-111926</text:p>
          </table:table-cell>
          <table:table-cell table:formula="of:=[.A6]+[.B6]+[.C6]" office:value-type="float" office:value="-111930">
            <text:p>-111930</text:p>
          </table:table-cell>
          <table:table-cell table:formula="of:=[.E6]-[.F6]" office:value-type="float" office:value="4">
            <text:p>4</text:p>
          </table:table-cell>
          <table:table-cell table:formula="of:=1+1+1+9+3" office:value-type="float" office:value="15">
            <text:p>15</text:p>
          </table:table-cell>
          <table:table-cell table:number-columns-repeated="2"/>
          <table:table-cell table:style-name="ce1" office:value-type="string">
            <text:p>888074</text:p>
          </table:table-cell>
          <table:table-cell table:formula="of:=8+8+8" office:value-type="float" office:value="24">
            <text:p>24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7.4">
            <text:p>7.4</text:p>
          </table:table-cell>
          <table:table-cell office:value-type="float" office:value="-118">
            <text:p>-118</text:p>
          </table:table-cell>
          <table:table-cell office:value-type="float" office:value="28084080">
            <text:p>2808408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37000">
            <text:p>37000</text:p>
          </table:table-cell>
          <table:table-cell office:value-type="float" office:value="-59000">
            <text:p>-59000</text:p>
          </table:table-cell>
          <table:table-cell office:value-type="float" office:value="7020">
            <text:p>7020</text:p>
          </table:table-cell>
          <table:table-cell office:value-type="float" office:value="0">
            <text:p>0</text:p>
          </table:table-cell>
          <table:table-cell office:value-type="float" office:value="-14972">
            <text:p>-14972</text:p>
          </table:table-cell>
          <table:table-cell table:formula="of:=[.A9]+[.B9]+[.C9]" office:value-type="float" office:value="-14980">
            <text:p>-14980</text:p>
          </table:table-cell>
          <table:table-cell table:formula="of:=[.E9]-[.F9]" office:value-type="float" office:value="8">
            <text:p>8</text:p>
          </table:table-cell>
          <table:table-cell table:formula="of:=1+4+9+8" office:value-type="float" office:value="22">
            <text:p>22</text:p>
          </table:table-cell>
          <table:table-cell table:number-columns-repeated="2"/>
          <table:table-cell table:style-name="ce1" office:value-type="string">
            <text:p>985028</text:p>
          </table:table-cell>
          <table:table-cell table:formula="of:=9+8+5+0" office:value-type="float" office:value="22">
            <text:p>22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7.9">
            <text:p>7.9</text:p>
          </table:table-cell>
          <table:table-cell office:value-type="float" office:value="-23">
            <text:p>-23</text:p>
          </table:table-cell>
          <table:table-cell office:value-type="float" office:value="51208560">
            <text:p>5120856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39500">
            <text:p>39500</text:p>
          </table:table-cell>
          <table:table-cell office:value-type="float" office:value="-11500">
            <text:p>-1150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38002">
            <text:p>38002</text:p>
          </table:table-cell>
          <table:table-cell table:formula="of:=[.A12]+[.B12]+[.C12]" office:value-type="float" office:value="38000">
            <text:p>38000</text:p>
          </table:table-cell>
          <table:table-cell table:formula="of:=[.E12]-[.F12]" office:value-type="float" office:value="2">
            <text:p>2</text:p>
          </table:table-cell>
          <table:table-cell table:formula="of:=3+8" office:value-type="float" office:value="11">
            <text:p>11</text:p>
          </table:table-cell>
          <table:table-cell table:number-columns-repeated="2"/>
          <table:table-cell table:style-name="ce1" office:value-type="string">
            <text:p>1038002</text:p>
          </table:table-cell>
          <table:table-cell table:formula="of:=1+3+8" office:value-type="float" office:value="12">
            <text:p>12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6.5">
            <text:p>6.5</text:p>
          </table:table-cell>
          <table:table-cell office:value-type="float" office:value="-293">
            <text:p>-293</text:p>
          </table:table-cell>
          <table:table-cell office:value-type="float" office:value="35234520">
            <text:p>352345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32500">
            <text:p>32500</text:p>
          </table:table-cell>
          <table:table-cell office:value-type="float" office:value="-146500">
            <text:p>-146500</text:p>
          </table:table-cell>
          <table:table-cell office:value-type="float" office:value="8810">
            <text:p>8810</text:p>
          </table:table-cell>
          <table:table-cell office:value-type="float" office:value="0">
            <text:p>0</text:p>
          </table:table-cell>
          <table:table-cell office:value-type="float" office:value="-105184">
            <text:p>-105184</text:p>
          </table:table-cell>
          <table:table-cell table:formula="of:=[.A15]+[.B15]+[.C15]" office:value-type="float" office:value="-105190">
            <text:p>-105190</text:p>
          </table:table-cell>
          <table:table-cell table:formula="of:=[.E15]-[.F15]" office:value-type="float" office:value="6">
            <text:p>6</text:p>
          </table:table-cell>
          <table:table-cell table:formula="of:=1+5+1+9" office:value-type="float" office:value="16">
            <text:p>16</text:p>
          </table:table-cell>
          <table:table-cell table:number-columns-repeated="2"/>
          <table:table-cell table:style-name="ce1" office:value-type="string">
            <text:p>894816</text:p>
          </table:table-cell>
          <table:table-cell table:formula="of:=8+9+4+8" office:value-type="float" office:value="29">
            <text:p>29</text:p>
          </table:table-cell>
        </table:table-row>
      </table:table>
      <table:table table:name="Лист3" table:style-name="ta1">
        <office:forms form:automatic-focus="false" form:apply-design-mode="false"/>
        <table:table-column table:style-name="co13" table:default-cell-style-name="ce1"/>
        <table:table-column table:style-name="co13" table:default-cell-style-name="Default"/>
        <table:table-column table:style-name="co13" table:default-cell-style-name="ce1"/>
        <table:table-column table:style-name="co13" table:number-columns-repeated="2" table:default-cell-style-name="Default"/>
        <table:table-column table:style-name="co13" table:default-cell-style-name="ce1"/>
        <table:table-column table:style-name="co13" table:number-columns-repeated="2" table:default-cell-style-name="Default"/>
        <table:table-column table:style-name="co13" table:number-columns-repeated="6" table:default-cell-style-name="ce1"/>
        <table:table-column table:style-name="co13" table:number-columns-repeated="5" table:default-cell-style-name="Default"/>
        <table:table-column table:style-name="co13" table:default-cell-style-name="ce1"/>
        <table:table-column table:style-name="co13" table:number-columns-repeated="20" table:default-cell-style-name="Default"/>
        <table:table-column table:style-name="co13" table:default-cell-style-name="ce1"/>
        <table:table-row table:style-name="ro1">
          <table:table-cell table:style-name="Default"/>
          <table:table-cell/>
          <table:table-cell table:style-name="Default" office:value-type="string">
            <text:p>pid</text:p>
          </table:table-cell>
          <table:table-cell office:value-type="string">
            <text:p>sid</text:p>
          </table:table-cell>
          <table:table-cell office:value-type="string">
            <text:p>hash</text:p>
          </table:table-cell>
          <table:table-cell table:style-name="Default" office:value-type="string">
            <text:p>tmd</text:p>
          </table:table-cell>
          <table:table-cell office:value-type="string">
            <text:p>nxc</text:p>
          </table:table-cell>
          <table:table-cell/>
          <table:table-cell table:style-name="Default" office:value-type="string">
            <text:p>dung</text:p>
          </table:table-cell>
          <table:table-cell table:style-name="Default" office:value-type="string">
            <text:p>floor</text:p>
          </table:table-cell>
          <table:table-cell table:style-name="Default" office:value-type="string">
            <text:p>v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m</text:p>
          </table:table-cell>
          <table:table-cell office:value-type="string">
            <text:p>key</text:p>
          </table:table-cell>
          <table:table-cell office:value-type="string">
            <text:p>ss</text:p>
          </table:table-cell>
          <table:table-cell/>
          <table:table-cell office:value-type="string">
            <text:p>m</text:p>
          </table:table-cell>
          <table:table-cell office:value-type="string">
            <text:p>c</text:p>
          </table:table-cell>
          <table:table-cell table:style-name="Default" office:value-type="string">
            <text:p>s (score)</text:p>
          </table:table-cell>
          <table:table-cell office:value-type="string">
            <text:p>e1 (avg_c)</text:p>
          </table:table-cell>
          <table:table-cell office:value-type="string">
            <text:p>e2 (moves)'</text:p>
          </table:table-cell>
          <table:table-cell office:value-type="string">
            <text:p>e3 (rare)</text:p>
          </table:table-cell>
          <table:table-cell office:value-type="string">
            <text:p>e4 (d max)</text:p>
          </table:table-cell>
          <table:table-cell office:value-type="string">
            <text:p>e5 (t)</text:p>
          </table:table-cell>
          <table:table-cell office:value-type="string">
            <text:p>e6 (t???)</text:p>
          </table:table-cell>
          <table:table-cell office:value-type="string">
            <text:p>e7</text:p>
          </table:table-cell>
          <table:table-cell office:value-type="string">
            <text:p>e8</text:p>
          </table:table-cell>
          <table:table-cell office:value-type="string">
            <text:p>e9</text:p>
          </table:table-cell>
          <table:table-cell office:value-type="string">
            <text:p>e10 (d tot?)</text:p>
          </table:table-cell>
          <table:table-cell office:value-type="string">
            <text:p>e11 (skills)</text:p>
          </table:table-cell>
          <table:table-cell office:value-type="string">
            <text:p>e12</text:p>
          </table:table-cell>
          <table:table-cell office:value-type="string">
            <text:p>e13 (mons killed?)</text:p>
          </table:table-cell>
          <table:table-cell office:value-type="string">
            <text:p>e14</text:p>
          </table:table-cell>
          <table:table-cell office:value-type="string">
            <text:p>e15</text:p>
          </table:table-cell>
          <table:table-cell office:value-type="string">
            <text:p>e16</text:p>
          </table:table-cell>
          <table:table-cell office:value-type="string">
            <text:p>e17</text:p>
          </table:table-cell>
          <table:table-cell office:value-type="string">
            <text:p>e18</text:p>
          </table:table-cell>
          <table:table-cell office:value-type="string">
            <text:p>e19</text:p>
          </table:table-cell>
          <table:table-cell office:value-type="string">
            <text:p>sm</text:p>
          </table:table-cell>
          <table:table-cell table:style-name="Default" office:value-type="string">
            <text:p>cm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5"/>
          <table:table-cell table:style-name="Default"/>
          <table:table-cell office:value-type="string">
            <text:p>C5531BC3</text:p>
          </table:table-cell>
          <table:table-cell office:value-type="string">
            <text:p>287DA078</text:p>
          </table:table-cell>
          <table:table-cell office:value-type="string">
            <text:p>D08E3DB4</text:p>
          </table:table-cell>
          <table:table-cell office:value-type="string">
            <text:p>104D3CB7</text:p>
          </table:table-cell>
          <table:table-cell office:value-type="string">
            <text:p>DF48EE2F</text:p>
          </table:table-cell>
          <table:table-cell office:value-type="string">
            <text:p>C06DC246</text:p>
          </table:table-cell>
          <table:table-cell office:value-type="string">
            <text:p>3E3DC119</text:p>
          </table:table-cell>
          <table:table-cell office:value-type="string">
            <text:p>D4E58370</text:p>
          </table:table-cell>
          <table:table-cell office:value-type="string">
            <text:p>A924AB4C</text:p>
          </table:table-cell>
          <table:table-cell office:value-type="string">
            <text:p>2FBB21A0</text:p>
          </table:table-cell>
          <table:table-cell office:value-type="string">
            <text:p>1BE37A58</text:p>
          </table:table-cell>
          <table:table-cell office:value-type="string">
            <text:p>3BFCC178</text:p>
          </table:table-cell>
          <table:table-cell office:value-type="string">
            <text:p>8A740BFA</text:p>
          </table:table-cell>
          <table:table-cell table:style-name="ce1" office:value-type="string">
            <text:p>558C64B1</text:p>
          </table:table-cell>
          <table:table-cell office:value-type="string">
            <text:p>2B95815C</text:p>
          </table:table-cell>
          <table:table-cell office:value-type="string">
            <text:p>E1AF05B5</text:p>
          </table:table-cell>
          <table:table-cell office:value-type="string">
            <text:p>C2326A12</text:p>
          </table:table-cell>
          <table:table-cell office:value-type="string">
            <text:p>1BA3D0FE</text:p>
          </table:table-cell>
          <table:table-cell office:value-type="string">
            <text:p>1193A2D1</text:p>
          </table:table-cell>
          <table:table-cell office:value-type="string">
            <text:p>F153981C</text:p>
          </table:table-cell>
          <table:table-cell table:style-name="Default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5"/>
          <table:table-cell table:style-name="Default"/>
          <table:table-cell office:value-type="string">
            <text:p>c5531b8c</text:p>
          </table:table-cell>
          <table:table-cell office:value-type="string">
            <text:p>287da070</text:p>
          </table:table-cell>
          <table:table-cell office:value-type="string">
            <text:p>d08e3dfa</text:p>
          </table:table-cell>
          <table:table-cell office:value-type="string">
            <text:p>11672d8b</text:p>
          </table:table-cell>
          <table:table-cell office:value-type="string">
            <text:p>df48ecd2</text:p>
          </table:table-cell>
          <table:table-cell office:value-type="string">
            <text:p>c06dc38a</text:p>
          </table:table-cell>
          <table:table-cell office:value-type="string">
            <text:p>3e3dc10f</text:p>
          </table:table-cell>
          <table:table-cell office:value-type="string">
            <text:p>d4e58370</text:p>
          </table:table-cell>
          <table:table-cell office:value-type="string">
            <text:p>a924ab4c</text:p>
          </table:table-cell>
          <table:table-cell office:value-type="string">
            <text:p>2d905ac8</text:p>
          </table:table-cell>
          <table:table-cell office:value-type="string">
            <text:p>1be37a5a</text:p>
          </table:table-cell>
          <table:table-cell office:value-type="string">
            <text:p>3bfcc1e6</text:p>
          </table:table-cell>
          <table:table-cell office:value-type="string">
            <text:p>8a740bf0</text:p>
          </table:table-cell>
          <table:table-cell office:value-type="string">
            <text:p>558c64b5</text:p>
          </table:table-cell>
          <table:table-cell office:value-type="string">
            <text:p>2b95815c</text:p>
          </table:table-cell>
          <table:table-cell office:value-type="string">
            <text:p>e1af05b5</text:p>
          </table:table-cell>
          <table:table-cell office:value-type="string">
            <text:p>c2326a12</text:p>
          </table:table-cell>
          <table:table-cell office:value-type="string">
            <text:p>1b2f7b38</text:p>
          </table:table-cell>
          <table:table-cell office:value-type="string">
            <text:p>1193a2d1</text:p>
          </table:table-cell>
          <table:table-cell office:value-type="string">
            <text:p>d1138d68</text:p>
          </table:table-cell>
          <table:table-cell table:style-name="Default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5"/>
          <table:table-cell table:style-name="Default"/>
          <table:table-cell table:formula="of:=BITXOR(HEX2DEC([.U2]);HEX2DEC([.U3]))" office:value-type="float" office:value="79">
            <text:p>79</text:p>
          </table:table-cell>
          <table:table-cell table:formula="of:=BITXOR(HEX2DEC([.V2]);HEX2DEC([.V3]))" office:value-type="float" office:value="8">
            <text:p>8</text:p>
          </table:table-cell>
          <table:table-cell table:formula="of:=BITXOR(HEX2DEC([.W2]);HEX2DEC([.W3]))" office:value-type="float" office:value="78">
            <text:p>78</text:p>
          </table:table-cell>
          <table:table-cell table:formula="of:=BITXOR(HEX2DEC([.X2]);HEX2DEC([.X3]))" office:value-type="float" office:value="19534140">
            <text:p>19534140</text:p>
          </table:table-cell>
          <table:table-cell table:formula="of:=BITXOR(HEX2DEC([.Y2]);HEX2DEC([.Y3]))" office:value-type="float" office:value="765">
            <text:p>765</text:p>
          </table:table-cell>
          <table:table-cell table:formula="of:=BITXOR(HEX2DEC([.Z2]);HEX2DEC([.Z3]))" office:value-type="float" office:value="460">
            <text:p>460</text:p>
          </table:table-cell>
          <table:table-cell table:formula="of:=BITXOR(HEX2DEC([.AA2]);HEX2DEC([.AA3]))" office:value-type="float" office:value="22">
            <text:p>22</text:p>
          </table:table-cell>
          <table:table-cell table:formula="of:=BITXOR(HEX2DEC([.AB2]);HEX2DEC([.AB3]))" office:value-type="float" office:value="0">
            <text:p>0</text:p>
          </table:table-cell>
          <table:table-cell table:formula="of:=BITXOR(HEX2DEC([.AC2]);HEX2DEC([.AC3]))" office:value-type="float" office:value="0">
            <text:p>0</text:p>
          </table:table-cell>
          <table:table-cell table:formula="of:=BITXOR(HEX2DEC([.AD2]);HEX2DEC([.AD3]))" office:value-type="float" office:value="36404072">
            <text:p>36404072</text:p>
          </table:table-cell>
          <table:table-cell table:formula="of:=BITXOR(HEX2DEC([.AE2]);HEX2DEC([.AE3]))" office:value-type="float" office:value="2">
            <text:p>2</text:p>
          </table:table-cell>
          <table:table-cell table:formula="of:=BITXOR(HEX2DEC([.AF2]);HEX2DEC([.AF3]))" office:value-type="float" office:value="158">
            <text:p>158</text:p>
          </table:table-cell>
          <table:table-cell table:formula="of:=BITXOR(HEX2DEC([.AG2]);HEX2DEC([.AG3]))" office:value-type="float" office:value="10">
            <text:p>10</text:p>
          </table:table-cell>
          <table:table-cell table:formula="of:=BITXOR(HEX2DEC([.AH2]);HEX2DEC([.AH3]))" office:value-type="float" office:value="4">
            <text:p>4</text:p>
          </table:table-cell>
          <table:table-cell table:formula="of:=BITXOR(HEX2DEC([.AI2]);HEX2DEC([.AI3]))" office:value-type="float" office:value="0">
            <text:p>0</text:p>
          </table:table-cell>
          <table:table-cell table:formula="of:=BITXOR(HEX2DEC([.AJ2]);HEX2DEC([.AJ3]))" office:value-type="float" office:value="0">
            <text:p>0</text:p>
          </table:table-cell>
          <table:table-cell table:formula="of:=BITXOR(HEX2DEC([.AK2]);HEX2DEC([.AK3]))" office:value-type="float" office:value="0">
            <text:p>0</text:p>
          </table:table-cell>
          <table:table-cell table:formula="of:=BITXOR(HEX2DEC([.AL2]);HEX2DEC([.AL3]))" office:value-type="float" office:value="9219014">
            <text:p>9219014</text:p>
          </table:table-cell>
          <table:table-cell table:formula="of:=BITXOR(HEX2DEC([.AM2]);HEX2DEC([.AM3]))" office:value-type="float" office:value="0">
            <text:p>0</text:p>
          </table:table-cell>
          <table:table-cell/>
          <table:table-cell table:style-name="Default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5"/>
          <table:table-cell table:style-name="Default"/>
          <table:table-cell table:formula="of:=BITXOR([.T4];[.U4])" office:value-type="float" office:value="79">
            <text:p>79</text:p>
          </table:table-cell>
          <table:table-cell table:formula="of:=BITXOR([.V4];[.U5])" office:value-type="float" office:value="71">
            <text:p>71</text:p>
          </table:table-cell>
          <table:table-cell table:formula="of:=BITXOR([.W4];[.V5])" office:value-type="float" office:value="9">
            <text:p>9</text:p>
          </table:table-cell>
          <table:table-cell table:formula="of:=BITXOR([.X4];[.W5])" office:value-type="float" office:value="19534133">
            <text:p>19534133</text:p>
          </table:table-cell>
          <table:table-cell table:formula="of:=BITXOR([.Y4];[.X5])" office:value-type="float" office:value="19534792">
            <text:p>19534792</text:p>
          </table:table-cell>
          <table:table-cell table:formula="of:=BITXOR([.Z4];[.Y5])" office:value-type="float" office:value="19534340">
            <text:p>19534340</text:p>
          </table:table-cell>
          <table:table-cell table:formula="of:=BITXOR([.AA4];[.Z5])" office:value-type="float" office:value="19534354">
            <text:p>19534354</text:p>
          </table:table-cell>
          <table:table-cell table:formula="of:=BITXOR([.AB4];[.AA5])" office:value-type="float" office:value="19534354">
            <text:p>19534354</text:p>
          </table:table-cell>
          <table:table-cell table:formula="of:=BITXOR([.AC4];[.AB5])" office:value-type="float" office:value="19534354">
            <text:p>19534354</text:p>
          </table:table-cell>
          <table:table-cell table:formula="of:=BITXOR([.AD4];[.AC5])" office:value-type="float" office:value="50424186">
            <text:p>50424186</text:p>
          </table:table-cell>
          <table:table-cell table:formula="of:=BITXOR([.AE4];[.AD5])" office:value-type="float" office:value="50424184">
            <text:p>50424184</text:p>
          </table:table-cell>
          <table:table-cell table:formula="of:=BITXOR([.AF4];[.AE5])" office:value-type="float" office:value="50424294">
            <text:p>50424294</text:p>
          </table:table-cell>
          <table:table-cell table:formula="of:=BITXOR([.AG4];[.AF5])" office:value-type="float" office:value="50424300">
            <text:p>50424300</text:p>
          </table:table-cell>
          <table:table-cell table:formula="of:=BITXOR([.AH4];[.AG5])" office:value-type="float" office:value="50424296">
            <text:p>50424296</text:p>
          </table:table-cell>
          <table:table-cell table:formula="of:=BITXOR([.AI4];[.AH5])" office:value-type="float" office:value="50424296">
            <text:p>50424296</text:p>
          </table:table-cell>
          <table:table-cell table:formula="of:=BITXOR([.AJ4];[.AI5])" office:value-type="float" office:value="50424296">
            <text:p>50424296</text:p>
          </table:table-cell>
          <table:table-cell table:formula="of:=BITXOR([.AK4];[.AJ5])" office:value-type="float" office:value="50424296">
            <text:p>50424296</text:p>
          </table:table-cell>
          <table:table-cell table:style-name="ce4" table:formula="of:=BITXOR([.AL4];[.AK5])" office:value-type="float" office:value="59621934">
            <text:p>59621934</text:p>
          </table:table-cell>
          <table:table-cell table:style-name="ce5" table:formula="of:=BITXOR([.AM4];[.AL5])" office:value-type="float" office:value="59621934">
            <text:p>59621934</text:p>
          </table:table-cell>
          <table:table-cell table:style-name="ce5"/>
          <table:table-cell table:style-name="Default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5"/>
          <table:table-cell table:style-name="Default"/>
          <table:table-cell table:number-columns-repeated="17"/>
          <table:table-cell table:style-name="ce5"/>
          <table:table-cell table:number-columns-repeated="2"/>
          <table:table-cell table:style-name="Default"/>
        </table:table-row>
        <table:table-row table:style-name="ro1">
          <table:table-cell office:value-type="string">
            <text:p>1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3580115</text:p>
          </table:table-cell>
          <table:table-cell office:value-type="string">
            <text:p>lSqER8dL48t225M8gKPBSY3RLDOy9k6dXO2URi_E</text:p>
          </table:table-cell>
          <table:table-cell office:value-type="string">
            <text:p>5af99cad2299a</text:p>
          </table:table-cell>
          <table:table-cell office:value-type="string">
            <text:p>50460</text:p>
          </table:table-cell>
          <table:table-cell office:value-type="string">
            <text:p>19f8bfbe</text:p>
          </table:table-cell>
          <table:table-cell/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67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A1328DEE</text:p>
          </table:table-cell>
          <table:table-cell office:value-type="string">
            <text:p>20a967a5</text:p>
          </table:table-cell>
          <table:table-cell table:formula="of:=HEX2DEC([.P7])" office:value-type="float" office:value="547973029">
            <text:p>547973029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9453c259</text:p>
          </table:table-cell>
          <table:table-cell office:value-type="string">
            <text:p>4278dfc9</text:p>
          </table:table-cell>
          <table:table-cell office:value-type="string">
            <text:p>20f329a7</text:p>
          </table:table-cell>
          <table:table-cell office:value-type="string">
            <text:p>2bac0345</text:p>
          </table:table-cell>
          <table:table-cell table:style-name="ce1" office:value-type="string">
            <text:p>27292444</text:p>
          </table:table-cell>
          <table:table-cell office:value-type="string">
            <text:p>aa8dfd77</text:p>
          </table:table-cell>
          <table:table-cell office:value-type="string">
            <text:p>f761db46</text:p>
          </table:table-cell>
          <table:table-cell office:value-type="string">
            <text:p>fc04e87c</text:p>
          </table:table-cell>
          <table:table-cell office:value-type="string">
            <text:p>6a8095ac</text:p>
          </table:table-cell>
          <table:table-cell table:style-name="ce1" office:value-type="string">
            <text:p>73046559</text:p>
          </table:table-cell>
          <table:table-cell office:value-type="string">
            <text:p>d0b0052f</text:p>
          </table:table-cell>
          <table:table-cell office:value-type="string">
            <text:p>37473f18</text:p>
          </table:table-cell>
          <table:table-cell office:value-type="string">
            <text:p>ec5145</text:p>
          </table:table-cell>
          <table:table-cell office:value-type="string">
            <text:p>bbecfa77</text:p>
          </table:table-cell>
          <table:table-cell office:value-type="string">
            <text:p>d54b371a</text:p>
          </table:table-cell>
          <table:table-cell office:value-type="string">
            <text:p>93834c47</text:p>
          </table:table-cell>
          <table:table-cell office:value-type="string">
            <text:p>200c078c</text:p>
          </table:table-cell>
          <table:table-cell office:value-type="string">
            <text:p>66f4152c</text:p>
          </table:table-cell>
          <table:table-cell office:value-type="string">
            <text:p>e5656b43</text:p>
          </table:table-cell>
          <table:table-cell office:value-type="string">
            <text:p>de1fd172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3580115</text:p>
          </table:table-cell>
          <table:table-cell office:value-type="string">
            <text:p>lSqER8dL48t225M8gKPBSY3RLDOy9k6dXO2URi_E</text:p>
          </table:table-cell>
          <table:table-cell office:value-type="string">
            <text:p>5af99cad2299a</text:p>
          </table:table-cell>
          <table:table-cell office:value-type="string">
            <text:p>50460</text:p>
          </table:table-cell>
          <table:table-cell office:value-type="string">
            <text:p>d4131df8</text:p>
          </table:table-cell>
          <table:table-cell/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67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DD07ACAA</text:p>
          </table:table-cell>
          <table:table-cell table:style-name="ce1" office:value-type="string">
            <text:p>6</text:p>
          </table:table-cell>
          <table:table-cell table:formula="of:=HEX2DEC([.P8])" office:value-type="float" office:value="6">
            <text:p>6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8aa663e8</text:p>
          </table:table-cell>
          <table:table-cell office:value-type="string">
            <text:p>a9f66aa8</text:p>
          </table:table-cell>
          <table:table-cell office:value-type="string">
            <text:p>9372b907</text:p>
          </table:table-cell>
          <table:table-cell office:value-type="string">
            <text:p>e0fed7b9</text:p>
          </table:table-cell>
          <table:table-cell office:value-type="string">
            <text:p>f37af5d</text:p>
          </table:table-cell>
          <table:table-cell office:value-type="string">
            <text:p>d0f51ccf</text:p>
          </table:table-cell>
          <table:table-cell office:value-type="string">
            <text:p>e65e5c2b</text:p>
          </table:table-cell>
          <table:table-cell office:value-type="string">
            <text:p>576ba1ce</text:p>
          </table:table-cell>
          <table:table-cell office:value-type="string">
            <text:p>d3d87020</text:p>
          </table:table-cell>
          <table:table-cell office:value-type="string">
            <text:p>a14031b4</text:p>
          </table:table-cell>
          <table:table-cell office:value-type="string">
            <text:p>67b654b5</text:p>
          </table:table-cell>
          <table:table-cell office:value-type="string">
            <text:p>1de025f6</text:p>
          </table:table-cell>
          <table:table-cell office:value-type="string">
            <text:p>97876ddb</text:p>
          </table:table-cell>
          <table:table-cell office:value-type="string">
            <text:p>f215eeb6</text:p>
          </table:table-cell>
          <table:table-cell office:value-type="string">
            <text:p>f8756c9c</text:p>
          </table:table-cell>
          <table:table-cell office:value-type="string">
            <text:p>c15ba73f</text:p>
          </table:table-cell>
          <table:table-cell office:value-type="string">
            <text:p>7f1e07ad</text:p>
          </table:table-cell>
          <table:table-cell office:value-type="string">
            <text:p>d648f104</text:p>
          </table:table-cell>
          <table:table-cell office:value-type="string">
            <text:p>613392c2</text:p>
          </table:table-cell>
          <table:table-cell office:value-type="string">
            <text:p>de1fd187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3580115</text:p>
          </table:table-cell>
          <table:table-cell office:value-type="string">
            <text:p>lSqER8dL48t225M8gKPBSY3RLDOy9k6dXO2URi_E</text:p>
          </table:table-cell>
          <table:table-cell office:value-type="string">
            <text:p>5af99cad2299a</text:p>
          </table:table-cell>
          <table:table-cell office:value-type="string">
            <text:p>50460</text:p>
          </table:table-cell>
          <table:table-cell office:value-type="string">
            <text:p>34d3ba6f</text:p>
          </table:table-cell>
          <table:table-cell/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67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table:style-name="ce1" office:value-type="string">
            <text:p>20818599</text:p>
          </table:table-cell>
          <table:table-cell office:value-type="string">
            <text:p>20a968bd</text:p>
          </table:table-cell>
          <table:table-cell table:formula="of:=HEX2DEC([.P9])" office:value-type="float" office:value="547973309">
            <text:p>547973309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8539a3b0</text:p>
          </table:table-cell>
          <table:table-cell office:value-type="string">
            <text:p>cbff372c</text:p>
          </table:table-cell>
          <table:table-cell office:value-type="string">
            <text:p>d95ae2a4</text:p>
          </table:table-cell>
          <table:table-cell office:value-type="string">
            <text:p>ec01a8b1</text:p>
          </table:table-cell>
          <table:table-cell office:value-type="string">
            <text:p>a0aaa37d</text:p>
          </table:table-cell>
          <table:table-cell office:value-type="string">
            <text:p>6cbf574</text:p>
          </table:table-cell>
          <table:table-cell office:value-type="string">
            <text:p>98dfb1b2</text:p>
          </table:table-cell>
          <table:table-cell office:value-type="string">
            <text:p>92444fea</text:p>
          </table:table-cell>
          <table:table-cell office:value-type="string">
            <text:p>516202d0</text:p>
          </table:table-cell>
          <table:table-cell office:value-type="string">
            <text:p>d8dcbf5e</text:p>
          </table:table-cell>
          <table:table-cell office:value-type="string">
            <text:p>759a4ab0</text:p>
          </table:table-cell>
          <table:table-cell office:value-type="string">
            <text:p>3d040757</text:p>
          </table:table-cell>
          <table:table-cell office:value-type="string">
            <text:p>6ff3a9cc</text:p>
          </table:table-cell>
          <table:table-cell office:value-type="string">
            <text:p>22ecf6b5</text:p>
          </table:table-cell>
          <table:table-cell office:value-type="string">
            <text:p>31b0fb8c</text:p>
          </table:table-cell>
          <table:table-cell office:value-type="string">
            <text:p>ca6986ae</text:p>
          </table:table-cell>
          <table:table-cell office:value-type="string">
            <text:p>ab76d261</text:p>
          </table:table-cell>
          <table:table-cell office:value-type="string">
            <text:p>9fb5e5a0</text:p>
          </table:table-cell>
          <table:table-cell table:style-name="ce1" office:value-type="string">
            <text:p>42949096</text:p>
          </table:table-cell>
          <table:table-cell office:value-type="string">
            <text:p>de1fd06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3580115</text:p>
          </table:table-cell>
          <table:table-cell office:value-type="string">
            <text:p>XhVG6GQhhd6dWj3nr3qJMoK0C8KdX4CexDbuvB5R</text:p>
          </table:table-cell>
          <table:table-cell office:value-type="string">
            <text:p>5af9a65c3bffc</text:p>
          </table:table-cell>
          <table:table-cell office:value-type="string">
            <text:p>53067</text:p>
          </table:table-cell>
          <table:table-cell office:value-type="string">
            <text:p>80a70386</text:p>
          </table:table-cell>
          <table:table-cell/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68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DBD28CBB</text:p>
          </table:table-cell>
          <table:table-cell office:value-type="string">
            <text:p>20a96ea2</text:p>
          </table:table-cell>
          <table:table-cell table:formula="of:=HEX2DEC([.P10])" office:value-type="float" office:value="547974818">
            <text:p>547974818</text:p>
          </table:table-cell>
          <table:table-cell table:number-columns-repeated="2"/>
          <table:table-cell office:value-type="string">
            <text:p>1043438</text:p>
          </table:table-cell>
          <table:table-cell office:value-type="string">
            <text:p>3b25ec26</text:p>
          </table:table-cell>
          <table:table-cell office:value-type="string">
            <text:p>3128435f</text:p>
          </table:table-cell>
          <table:table-cell office:value-type="string">
            <text:p>c709b4f2</text:p>
          </table:table-cell>
          <table:table-cell office:value-type="string">
            <text:p>cfd90e3e</text:p>
          </table:table-cell>
          <table:table-cell office:value-type="string">
            <text:p>cda42239</text:p>
          </table:table-cell>
          <table:table-cell office:value-type="string">
            <text:p>81f90b1f</text:p>
          </table:table-cell>
          <table:table-cell office:value-type="string">
            <text:p>f264342f</text:p>
          </table:table-cell>
          <table:table-cell office:value-type="string">
            <text:p>7e4f9ae</text:p>
          </table:table-cell>
          <table:table-cell office:value-type="string">
            <text:p>38a6be87</text:p>
          </table:table-cell>
          <table:table-cell office:value-type="string">
            <text:p>674ae76c</text:p>
          </table:table-cell>
          <table:table-cell office:value-type="string">
            <text:p>71184e4f</text:p>
          </table:table-cell>
          <table:table-cell office:value-type="string">
            <text:p>13b70b32</text:p>
          </table:table-cell>
          <table:table-cell office:value-type="string">
            <text:p>20cff262</text:p>
          </table:table-cell>
          <table:table-cell office:value-type="string">
            <text:p>b2932545</text:p>
          </table:table-cell>
          <table:table-cell office:value-type="string">
            <text:p>be273517</text:p>
          </table:table-cell>
          <table:table-cell office:value-type="string">
            <text:p>4664ed4c</text:p>
          </table:table-cell>
          <table:table-cell office:value-type="string">
            <text:p>df5e7c07</text:p>
          </table:table-cell>
          <table:table-cell office:value-type="string">
            <text:p>493a5561</text:p>
          </table:table-cell>
          <table:table-cell office:value-type="string">
            <text:p>b6ef03cd</text:p>
          </table:table-cell>
          <table:table-cell office:value-type="string">
            <text:p>df787269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3580115</text:p>
          </table:table-cell>
          <table:table-cell office:value-type="string">
            <text:p>XhVG6GQhhd6dWj3nr3qJMoK0C8KdX4CexDbuvB5R</text:p>
          </table:table-cell>
          <table:table-cell office:value-type="string">
            <text:p>5af9a65c3bffc</text:p>
          </table:table-cell>
          <table:table-cell office:value-type="string">
            <text:p>53067</text:p>
          </table:table-cell>
          <table:table-cell office:value-type="string">
            <text:p>9cc7ffaf</text:p>
          </table:table-cell>
          <table:table-cell/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68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8F6392FF</text:p>
          </table:table-cell>
          <table:table-cell table:style-name="ce1" office:value-type="string">
            <text:p>9</text:p>
          </table:table-cell>
          <table:table-cell table:formula="of:=HEX2DEC([.P11])" office:value-type="float" office:value="9">
            <text:p>9</text:p>
          </table:table-cell>
          <table:table-cell table:number-columns-repeated="2"/>
          <table:table-cell office:value-type="string">
            <text:p>1043438</text:p>
          </table:table-cell>
          <table:table-cell office:value-type="string">
            <text:p>4ff8abde</text:p>
          </table:table-cell>
          <table:table-cell office:value-type="string">
            <text:p>2b6f3493</text:p>
          </table:table-cell>
          <table:table-cell table:style-name="ce1" office:value-type="string">
            <text:p>56563490</text:p>
          </table:table-cell>
          <table:table-cell office:value-type="string">
            <text:p>b2310ffa</text:p>
          </table:table-cell>
          <table:table-cell office:value-type="string">
            <text:p>3f25833e</text:p>
          </table:table-cell>
          <table:table-cell office:value-type="string">
            <text:p>e17d7179</text:p>
          </table:table-cell>
          <table:table-cell office:value-type="string">
            <text:p>8e7ff710</text:p>
          </table:table-cell>
          <table:table-cell office:value-type="string">
            <text:p>d9f1c02b</text:p>
          </table:table-cell>
          <table:table-cell office:value-type="string">
            <text:p>fe8b34f3</text:p>
          </table:table-cell>
          <table:table-cell office:value-type="string">
            <text:p>1cd9c9d9</text:p>
          </table:table-cell>
          <table:table-cell office:value-type="string">
            <text:p>b3892f0c</text:p>
          </table:table-cell>
          <table:table-cell office:value-type="string">
            <text:p>ffc4848a</text:p>
          </table:table-cell>
          <table:table-cell office:value-type="string">
            <text:p>a49acfbe</text:p>
          </table:table-cell>
          <table:table-cell office:value-type="string">
            <text:p>8e9d78b9</text:p>
          </table:table-cell>
          <table:table-cell office:value-type="string">
            <text:p>c55557db</text:p>
          </table:table-cell>
          <table:table-cell office:value-type="string">
            <text:p>a10848ca</text:p>
          </table:table-cell>
          <table:table-cell office:value-type="string">
            <text:p>3c0aa546</text:p>
          </table:table-cell>
          <table:table-cell office:value-type="string">
            <text:p>91694f40</text:p>
          </table:table-cell>
          <table:table-cell office:value-type="string">
            <text:p>b0d482b3</text:p>
          </table:table-cell>
          <table:table-cell office:value-type="string">
            <text:p>df7872a9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3580115</text:p>
          </table:table-cell>
          <table:table-cell office:value-type="string">
            <text:p>XhVG6GQhhd6dWj3nr3qJMoK0C8KdX4CexDbuvB5R</text:p>
          </table:table-cell>
          <table:table-cell office:value-type="string">
            <text:p>5af9a65c3bffc</text:p>
          </table:table-cell>
          <table:table-cell office:value-type="string">
            <text:p>53067</text:p>
          </table:table-cell>
          <table:table-cell table:style-name="ce1" office:value-type="string">
            <text:p>96375722</text:p>
          </table:table-cell>
          <table:table-cell table:style-name="ce1"/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68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9C107D66</text:p>
          </table:table-cell>
          <table:table-cell table:style-name="ce1" office:value-type="string">
            <text:p>4</text:p>
          </table:table-cell>
          <table:table-cell table:formula="of:=HEX2DEC([.P12])" office:value-type="float" office:value="4">
            <text:p>4</text:p>
          </table:table-cell>
          <table:table-cell table:number-columns-repeated="2"/>
          <table:table-cell office:value-type="string">
            <text:p>1043438</text:p>
          </table:table-cell>
          <table:table-cell office:value-type="string">
            <text:p>719de2b</text:p>
          </table:table-cell>
          <table:table-cell office:value-type="string">
            <text:p>a8fb8e73</text:p>
          </table:table-cell>
          <table:table-cell office:value-type="string">
            <text:p>bc2f11de</text:p>
          </table:table-cell>
          <table:table-cell office:value-type="string">
            <text:p>aa3e1885</text:p>
          </table:table-cell>
          <table:table-cell office:value-type="string">
            <text:p>ef42d6ac</text:p>
          </table:table-cell>
          <table:table-cell office:value-type="string">
            <text:p>1b458879</text:p>
          </table:table-cell>
          <table:table-cell office:value-type="string">
            <text:p>cb9d4a09</text:p>
          </table:table-cell>
          <table:table-cell office:value-type="string">
            <text:p>67e2e5</text:p>
          </table:table-cell>
          <table:table-cell office:value-type="string">
            <text:p>cb59793</text:p>
          </table:table-cell>
          <table:table-cell office:value-type="string">
            <text:p>5201d3bd</text:p>
          </table:table-cell>
          <table:table-cell office:value-type="string">
            <text:p>35296dce</text:p>
          </table:table-cell>
          <table:table-cell office:value-type="string">
            <text:p>31f3878c</text:p>
          </table:table-cell>
          <table:table-cell office:value-type="string">
            <text:p>397ad74e</text:p>
          </table:table-cell>
          <table:table-cell office:value-type="string">
            <text:p>df0f3d5d</text:p>
          </table:table-cell>
          <table:table-cell office:value-type="string">
            <text:p>1a8acfc7</text:p>
          </table:table-cell>
          <table:table-cell office:value-type="string">
            <text:p>d6e890e3</text:p>
          </table:table-cell>
          <table:table-cell office:value-type="string">
            <text:p>abd6f3f0</text:p>
          </table:table-cell>
          <table:table-cell office:value-type="string">
            <text:p>5a8ffff9</text:p>
          </table:table-cell>
          <table:table-cell office:value-type="string">
            <text:p>81739d76</text:p>
          </table:table-cell>
          <table:table-cell office:value-type="string">
            <text:p>df7872b5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3580115</text:p>
          </table:table-cell>
          <table:table-cell office:value-type="string">
            <text:p>XhVG6GQhhd6dWj3nr3qJMoK0C8KdX4CexDbuvB5R</text:p>
          </table:table-cell>
          <table:table-cell office:value-type="string">
            <text:p>5af9a65c3bffc</text:p>
          </table:table-cell>
          <table:table-cell office:value-type="string">
            <text:p>53067</text:p>
          </table:table-cell>
          <table:table-cell office:value-type="string">
            <text:p>196c1496</text:p>
          </table:table-cell>
          <table:table-cell/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68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BF34975</text:p>
          </table:table-cell>
          <table:table-cell office:value-type="string">
            <text:p>20a96f58</text:p>
          </table:table-cell>
          <table:table-cell table:formula="of:=HEX2DEC([.P13])" office:value-type="float" office:value="547975000">
            <text:p>547975000</text:p>
          </table:table-cell>
          <table:table-cell table:number-columns-repeated="2"/>
          <table:table-cell office:value-type="string">
            <text:p>1043438</text:p>
          </table:table-cell>
          <table:table-cell office:value-type="string">
            <text:p>fe214c48</text:p>
          </table:table-cell>
          <table:table-cell office:value-type="string">
            <text:p>8a8c7bfe</text:p>
          </table:table-cell>
          <table:table-cell office:value-type="string">
            <text:p>4bb2532d</text:p>
          </table:table-cell>
          <table:table-cell office:value-type="string">
            <text:p>27f2f5fa</text:p>
          </table:table-cell>
          <table:table-cell office:value-type="string">
            <text:p>296b23ee</text:p>
          </table:table-cell>
          <table:table-cell office:value-type="string">
            <text:p>17885f83</text:p>
          </table:table-cell>
          <table:table-cell office:value-type="string">
            <text:p>74f598ef</text:p>
          </table:table-cell>
          <table:table-cell office:value-type="string">
            <text:p>f65ad683</text:p>
          </table:table-cell>
          <table:table-cell office:value-type="string">
            <text:p>1ecb8ab</text:p>
          </table:table-cell>
          <table:table-cell office:value-type="string">
            <text:p>f738fb0f</text:p>
          </table:table-cell>
          <table:table-cell table:style-name="ce1" office:value-type="string">
            <text:p>691661e2</text:p>
          </table:table-cell>
          <table:table-cell office:value-type="string">
            <text:p>f10c7f3b</text:p>
          </table:table-cell>
          <table:table-cell office:value-type="string">
            <text:p>8f6078b0</text:p>
          </table:table-cell>
          <table:table-cell office:value-type="string">
            <text:p>75862fa3</text:p>
          </table:table-cell>
          <table:table-cell office:value-type="string">
            <text:p>a09cf4c7</text:p>
          </table:table-cell>
          <table:table-cell office:value-type="string">
            <text:p>9d46e00f</text:p>
          </table:table-cell>
          <table:table-cell office:value-type="string">
            <text:p>f9fd7fdd</text:p>
          </table:table-cell>
          <table:table-cell office:value-type="string">
            <text:p>a14ce4d8</text:p>
          </table:table-cell>
          <table:table-cell office:value-type="string">
            <text:p>404e35aa</text:p>
          </table:table-cell>
          <table:table-cell office:value-type="string">
            <text:p>df7872df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3716855</text:p>
          </table:table-cell>
          <table:table-cell office:value-type="string">
            <text:p>5uQFtezU9OS7tfq3AMwzrvAt9OSpI84bi2dkcw4A</text:p>
          </table:table-cell>
          <table:table-cell office:value-type="string">
            <text:p>5af9b36fc6c0f</text:p>
          </table:table-cell>
          <table:table-cell office:value-type="string">
            <text:p>23042</text:p>
          </table:table-cell>
          <table:table-cell office:value-type="string">
            <text:p>fb7b9c62</text:p>
          </table:table-cell>
          <table:table-cell/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02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D756A5DD</text:p>
          </table:table-cell>
          <table:table-cell office:value-type="string">
            <text:p>20a97d73</text:p>
          </table:table-cell>
          <table:table-cell table:formula="of:=HEX2DEC([.P14])" office:value-type="float" office:value="547978611">
            <text:p>547978611</text:p>
          </table:table-cell>
          <table:table-cell table:number-columns-repeated="2"/>
          <table:table-cell office:value-type="string">
            <text:p>888074</text:p>
          </table:table-cell>
          <table:table-cell office:value-type="string">
            <text:p>c655b7dd</text:p>
          </table:table-cell>
          <table:table-cell office:value-type="string">
            <text:p>f821f18e</text:p>
          </table:table-cell>
          <table:table-cell office:value-type="string">
            <text:p>f7a8b83e</text:p>
          </table:table-cell>
          <table:table-cell office:value-type="string">
            <text:p>6e213a05</text:p>
          </table:table-cell>
          <table:table-cell office:value-type="string">
            <text:p>859dfa5a</text:p>
          </table:table-cell>
          <table:table-cell office:value-type="string">
            <text:p>7c38431d</text:p>
          </table:table-cell>
          <table:table-cell office:value-type="string">
            <text:p>a46af36b</text:p>
          </table:table-cell>
          <table:table-cell office:value-type="string">
            <text:p>a9df46ec</text:p>
          </table:table-cell>
          <table:table-cell office:value-type="string">
            <text:p>73f27f79</text:p>
          </table:table-cell>
          <table:table-cell office:value-type="string">
            <text:p>c84af7b1</text:p>
          </table:table-cell>
          <table:table-cell office:value-type="string">
            <text:p>ebf555fd</text:p>
          </table:table-cell>
          <table:table-cell office:value-type="string">
            <text:p>5eb660a3</text:p>
          </table:table-cell>
          <table:table-cell office:value-type="string">
            <text:p>5efaef8a</text:p>
          </table:table-cell>
          <table:table-cell office:value-type="string">
            <text:p>1cae7374</text:p>
          </table:table-cell>
          <table:table-cell office:value-type="string">
            <text:p>3ff80c7b</text:p>
          </table:table-cell>
          <table:table-cell office:value-type="string">
            <text:p>9f71130a</text:p>
          </table:table-cell>
          <table:table-cell office:value-type="string">
            <text:p>96c62e70</text:p>
          </table:table-cell>
          <table:table-cell office:value-type="string">
            <text:p>722f11c3</text:p>
          </table:table-cell>
          <table:table-cell office:value-type="string">
            <text:p>4f49b61c</text:p>
          </table:table-cell>
          <table:table-cell office:value-type="string">
            <text:p>dd45ad18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3716855</text:p>
          </table:table-cell>
          <table:table-cell office:value-type="string">
            <text:p>5uQFtezU9OS7tfq3AMwzrvAt9OSpI84bi2dkcw4A</text:p>
          </table:table-cell>
          <table:table-cell office:value-type="string">
            <text:p>5af9b36fc6c0f</text:p>
          </table:table-cell>
          <table:table-cell office:value-type="string">
            <text:p>23042</text:p>
          </table:table-cell>
          <table:table-cell office:value-type="string">
            <text:p>83b58268</text:p>
          </table:table-cell>
          <table:table-cell/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02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47D07D44</text:p>
          </table:table-cell>
          <table:table-cell table:style-name="ce1" office:value-type="string">
            <text:p>7</text:p>
          </table:table-cell>
          <table:table-cell table:formula="of:=HEX2DEC([.P15])" office:value-type="float" office:value="7">
            <text:p>7</text:p>
          </table:table-cell>
          <table:table-cell table:number-columns-repeated="2"/>
          <table:table-cell office:value-type="string">
            <text:p>888074</text:p>
          </table:table-cell>
          <table:table-cell office:value-type="string">
            <text:p>cc6c260e</text:p>
          </table:table-cell>
          <table:table-cell office:value-type="string">
            <text:p>2a745888</text:p>
          </table:table-cell>
          <table:table-cell office:value-type="string">
            <text:p>7f138d6b</text:p>
          </table:table-cell>
          <table:table-cell office:value-type="string">
            <text:p>7c7bb6ae</text:p>
          </table:table-cell>
          <table:table-cell office:value-type="string">
            <text:p>1f31bdc9</text:p>
          </table:table-cell>
          <table:table-cell office:value-type="string">
            <text:p>2bcde782</text:p>
          </table:table-cell>
          <table:table-cell office:value-type="string">
            <text:p>73bee55e</text:p>
          </table:table-cell>
          <table:table-cell office:value-type="string">
            <text:p>82ed0142</text:p>
          </table:table-cell>
          <table:table-cell office:value-type="string">
            <text:p>37695c66</text:p>
          </table:table-cell>
          <table:table-cell office:value-type="string">
            <text:p>cc979ce3</text:p>
          </table:table-cell>
          <table:table-cell office:value-type="string">
            <text:p>80fc482a</text:p>
          </table:table-cell>
          <table:table-cell office:value-type="string">
            <text:p>13d7f3da</text:p>
          </table:table-cell>
          <table:table-cell office:value-type="string">
            <text:p>468d392d</text:p>
          </table:table-cell>
          <table:table-cell office:value-type="string">
            <text:p>7b97c761</text:p>
          </table:table-cell>
          <table:table-cell office:value-type="string">
            <text:p>e76abb06</text:p>
          </table:table-cell>
          <table:table-cell office:value-type="string">
            <text:p>b695326e</text:p>
          </table:table-cell>
          <table:table-cell office:value-type="string">
            <text:p>68c2918a</text:p>
          </table:table-cell>
          <table:table-cell office:value-type="string">
            <text:p>15a875c5</text:p>
          </table:table-cell>
          <table:table-cell office:value-type="string">
            <text:p>d1138d68</text:p>
          </table:table-cell>
          <table:table-cell office:value-type="string">
            <text:p>dd45ad18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3715919</text:p>
          </table:table-cell>
          <table:table-cell office:value-type="string">
            <text:p>S007NundQc6H8qihdwGQDbl9QNCvmlwR51PrIA40</text:p>
          </table:table-cell>
          <table:table-cell office:value-type="string">
            <text:p>5af9b95561068</text:p>
          </table:table-cell>
          <table:table-cell office:value-type="string">
            <text:p>52739</text:p>
          </table:table-cell>
          <table:table-cell office:value-type="string">
            <text:p>d73f2193</text:p>
          </table:table-cell>
          <table:table-cell/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38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7C49B733</text:p>
          </table:table-cell>
          <table:table-cell office:value-type="string">
            <text:p>20a98209</text:p>
          </table:table-cell>
          <table:table-cell table:formula="of:=HEX2DEC([.P16])" office:value-type="float" office:value="547979785">
            <text:p>547979785</text:p>
          </table:table-cell>
          <table:table-cell table:number-columns-repeated="2"/>
          <table:table-cell office:value-type="string">
            <text:p>985028</text:p>
          </table:table-cell>
          <table:table-cell office:value-type="string">
            <text:p>69c14d07</text:p>
          </table:table-cell>
          <table:table-cell office:value-type="string">
            <text:p>38c0834f</text:p>
          </table:table-cell>
          <table:table-cell office:value-type="string">
            <text:p>8d4a4ca5</text:p>
          </table:table-cell>
          <table:table-cell office:value-type="string">
            <text:p>37aeb372</text:p>
          </table:table-cell>
          <table:table-cell office:value-type="string">
            <text:p>ca5e6918</text:p>
          </table:table-cell>
          <table:table-cell office:value-type="string">
            <text:p>16c1615a</text:p>
          </table:table-cell>
          <table:table-cell office:value-type="string">
            <text:p>fcb8312c</text:p>
          </table:table-cell>
          <table:table-cell table:style-name="ce1" office:value-type="string">
            <text:p>304e0739</text:p>
          </table:table-cell>
          <table:table-cell office:value-type="string">
            <text:p>101e0ae6</text:p>
          </table:table-cell>
          <table:table-cell office:value-type="string">
            <text:p>9dc4ea82</text:p>
          </table:table-cell>
          <table:table-cell office:value-type="string">
            <text:p>d46fc653</text:p>
          </table:table-cell>
          <table:table-cell office:value-type="string">
            <text:p>57b0a17a</text:p>
          </table:table-cell>
          <table:table-cell office:value-type="string">
            <text:p>66e32e3</text:p>
          </table:table-cell>
          <table:table-cell office:value-type="string">
            <text:p>ba4018c8</text:p>
          </table:table-cell>
          <table:table-cell office:value-type="string">
            <text:p>1951a8b5</text:p>
          </table:table-cell>
          <table:table-cell office:value-type="string">
            <text:p>352b585c</text:p>
          </table:table-cell>
          <table:table-cell office:value-type="string">
            <text:p>d076e92</text:p>
          </table:table-cell>
          <table:table-cell office:value-type="string">
            <text:p>7d5f0c78</text:p>
          </table:table-cell>
          <table:table-cell office:value-type="string">
            <text:p>5d4d2a62</text:p>
          </table:table-cell>
          <table:table-cell office:value-type="string">
            <text:p>de9a985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3715919</text:p>
          </table:table-cell>
          <table:table-cell office:value-type="string">
            <text:p>S007NundQc6H8qihdwGQDbl9QNCvmlwR51PrIA40</text:p>
          </table:table-cell>
          <table:table-cell office:value-type="string">
            <text:p>5af9b95561068</text:p>
          </table:table-cell>
          <table:table-cell office:value-type="string">
            <text:p>52739</text:p>
          </table:table-cell>
          <table:table-cell office:value-type="string">
            <text:p>a8e2a5c4</text:p>
          </table:table-cell>
          <table:table-cell/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38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EDE9B988</text:p>
          </table:table-cell>
          <table:table-cell table:style-name="ce1" office:value-type="string">
            <text:p>6</text:p>
          </table:table-cell>
          <table:table-cell table:formula="of:=HEX2DEC([.P17])" office:value-type="float" office:value="6">
            <text:p>6</text:p>
          </table:table-cell>
          <table:table-cell table:number-columns-repeated="2"/>
          <table:table-cell office:value-type="string">
            <text:p>985028</text:p>
          </table:table-cell>
          <table:table-cell office:value-type="string">
            <text:p>8aa663e1</text:p>
          </table:table-cell>
          <table:table-cell office:value-type="string">
            <text:p>a9f66a9c</text:p>
          </table:table-cell>
          <table:table-cell office:value-type="string">
            <text:p>9372b907</text:p>
          </table:table-cell>
          <table:table-cell office:value-type="string">
            <text:p>e0412b21</text:p>
          </table:table-cell>
          <table:table-cell office:value-type="string">
            <text:p>f37abd0</text:p>
          </table:table-cell>
          <table:table-cell office:value-type="string">
            <text:p>d0f519ce</text:p>
          </table:table-cell>
          <table:table-cell office:value-type="string">
            <text:p>e65e5c20</text:p>
          </table:table-cell>
          <table:table-cell office:value-type="string">
            <text:p>576ba1ce</text:p>
          </table:table-cell>
          <table:table-cell office:value-type="string">
            <text:p>d3d87020</text:p>
          </table:table-cell>
          <table:table-cell office:value-type="string">
            <text:p>a17a8513</text:p>
          </table:table-cell>
          <table:table-cell office:value-type="string">
            <text:p>67b654b5</text:p>
          </table:table-cell>
          <table:table-cell office:value-type="string">
            <text:p>1de02460</text:p>
          </table:table-cell>
          <table:table-cell office:value-type="string">
            <text:p>97876ddb</text:p>
          </table:table-cell>
          <table:table-cell office:value-type="string">
            <text:p>f215eeb5</text:p>
          </table:table-cell>
          <table:table-cell office:value-type="string">
            <text:p>f8756c9c</text:p>
          </table:table-cell>
          <table:table-cell office:value-type="string">
            <text:p>c15ba73f</text:p>
          </table:table-cell>
          <table:table-cell office:value-type="string">
            <text:p>7f1e07ac</text:p>
          </table:table-cell>
          <table:table-cell office:value-type="string">
            <text:p>d648f104</text:p>
          </table:table-cell>
          <table:table-cell office:value-type="string">
            <text:p>613392c2</text:p>
          </table:table-cell>
          <table:table-cell office:value-type="string">
            <text:p>de9a9996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3715919</text:p>
          </table:table-cell>
          <table:table-cell office:value-type="string">
            <text:p>S007NundQc6H8qihdwGQDbl9QNCvmlwR51PrIA40</text:p>
          </table:table-cell>
          <table:table-cell office:value-type="string">
            <text:p>5af9b95561068</text:p>
          </table:table-cell>
          <table:table-cell office:value-type="string">
            <text:p>52739</text:p>
          </table:table-cell>
          <table:table-cell office:value-type="string">
            <text:p>496fe1a2</text:p>
          </table:table-cell>
          <table:table-cell/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38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1025A1CC</text:p>
          </table:table-cell>
          <table:table-cell office:value-type="string">
            <text:p>20a98292</text:p>
          </table:table-cell>
          <table:table-cell table:formula="of:=HEX2DEC([.P18])" office:value-type="float" office:value="547979922">
            <text:p>547979922</text:p>
          </table:table-cell>
          <table:table-cell table:number-columns-repeated="2"/>
          <table:table-cell office:value-type="string">
            <text:p>985028</text:p>
          </table:table-cell>
          <table:table-cell office:value-type="string">
            <text:p>9ce17618</text:p>
          </table:table-cell>
          <table:table-cell office:value-type="string">
            <text:p>fc0ae4c9</text:p>
          </table:table-cell>
          <table:table-cell office:value-type="string">
            <text:p>a699ad98</text:p>
          </table:table-cell>
          <table:table-cell office:value-type="string">
            <text:p>4420f6ce</text:p>
          </table:table-cell>
          <table:table-cell office:value-type="string">
            <text:p>57307f2e</text:p>
          </table:table-cell>
          <table:table-cell office:value-type="string">
            <text:p>b45886a1</text:p>
          </table:table-cell>
          <table:table-cell office:value-type="string">
            <text:p>a5568113</text:p>
          </table:table-cell>
          <table:table-cell office:value-type="string">
            <text:p>78e81c93</text:p>
          </table:table-cell>
          <table:table-cell office:value-type="string">
            <text:p>58dc7ca4</text:p>
          </table:table-cell>
          <table:table-cell office:value-type="string">
            <text:p>5d7ee37c</text:p>
          </table:table-cell>
          <table:table-cell office:value-type="string">
            <text:p>5b110ec6</text:p>
          </table:table-cell>
          <table:table-cell office:value-type="string">
            <text:p>f8ab2250</text:p>
          </table:table-cell>
          <table:table-cell office:value-type="string">
            <text:p>b0defd43</text:p>
          </table:table-cell>
          <table:table-cell office:value-type="string">
            <text:p>51370ce4</text:p>
          </table:table-cell>
          <table:table-cell office:value-type="string">
            <text:p>faa39faf</text:p>
          </table:table-cell>
          <table:table-cell office:value-type="string">
            <text:p>70f2d405</text:p>
          </table:table-cell>
          <table:table-cell office:value-type="string">
            <text:p>15d03661</text:p>
          </table:table-cell>
          <table:table-cell office:value-type="string">
            <text:p>df9e4e7e</text:p>
          </table:table-cell>
          <table:table-cell office:value-type="string">
            <text:p>3c444d1a</text:p>
          </table:table-cell>
          <table:table-cell office:value-type="string">
            <text:p>de9a99c0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3715919</text:p>
          </table:table-cell>
          <table:table-cell office:value-type="string">
            <text:p>S007NundQc6H8qihdwGQDbl9QNCvmlwR51PrIA40</text:p>
          </table:table-cell>
          <table:table-cell office:value-type="string">
            <text:p>5af9b95561068</text:p>
          </table:table-cell>
          <table:table-cell office:value-type="string">
            <text:p>52739</text:p>
          </table:table-cell>
          <table:table-cell office:value-type="string">
            <text:p>1213eac8</text:p>
          </table:table-cell>
          <table:table-cell/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38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EF859E77</text:p>
          </table:table-cell>
          <table:table-cell office:value-type="string">
            <text:p>20a982a1</text:p>
          </table:table-cell>
          <table:table-cell table:formula="of:=HEX2DEC([.P19])" office:value-type="float" office:value="547979937">
            <text:p>547979937</text:p>
          </table:table-cell>
          <table:table-cell table:number-columns-repeated="2"/>
          <table:table-cell office:value-type="string">
            <text:p>985028</text:p>
          </table:table-cell>
          <table:table-cell office:value-type="string">
            <text:p>777fdd93</text:p>
          </table:table-cell>
          <table:table-cell office:value-type="string">
            <text:p>8368d72a</text:p>
          </table:table-cell>
          <table:table-cell office:value-type="string">
            <text:p>750c17f1</text:p>
          </table:table-cell>
          <table:table-cell office:value-type="string">
            <text:p>5c0018ce</text:p>
          </table:table-cell>
          <table:table-cell office:value-type="string">
            <text:p>46d76270</text:p>
          </table:table-cell>
          <table:table-cell office:value-type="string">
            <text:p>70043be</text:p>
          </table:table-cell>
          <table:table-cell office:value-type="string">
            <text:p>edfd8839</text:p>
          </table:table-cell>
          <table:table-cell office:value-type="string">
            <text:p>587b467</text:p>
          </table:table-cell>
          <table:table-cell office:value-type="string">
            <text:p>2e5f54c6</text:p>
          </table:table-cell>
          <table:table-cell office:value-type="string">
            <text:p>98e69c0a</text:p>
          </table:table-cell>
          <table:table-cell office:value-type="string">
            <text:p>d62f5278</text:p>
          </table:table-cell>
          <table:table-cell office:value-type="string">
            <text:p>621e1d93</text:p>
          </table:table-cell>
          <table:table-cell office:value-type="string">
            <text:p>f23fe690</text:p>
          </table:table-cell>
          <table:table-cell office:value-type="string">
            <text:p>5fe0befa</text:p>
          </table:table-cell>
          <table:table-cell office:value-type="string">
            <text:p>fb0437ec</text:p>
          </table:table-cell>
          <table:table-cell office:value-type="string">
            <text:p>cf50fbb8</text:p>
          </table:table-cell>
          <table:table-cell office:value-type="string">
            <text:p>c66d4a63</text:p>
          </table:table-cell>
          <table:table-cell office:value-type="string">
            <text:p>863a3d4b</text:p>
          </table:table-cell>
          <table:table-cell office:value-type="string">
            <text:p>ca66fcd1</text:p>
          </table:table-cell>
          <table:table-cell office:value-type="string">
            <text:p>de9a9931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3716535</text:p>
          </table:table-cell>
          <table:table-cell office:value-type="string">
            <text:p>nnDyndSmfeIpiHgDb9SkWGTb57VlgXU03R0bEcqg</text:p>
          </table:table-cell>
          <table:table-cell office:value-type="string">
            <text:p>5af9bcc5a0817</text:p>
          </table:table-cell>
          <table:table-cell office:value-type="string">
            <text:p>2892</text:p>
          </table:table-cell>
          <table:table-cell office:value-type="string">
            <text:p>b7ba2805</text:p>
          </table:table-cell>
          <table:table-cell/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04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CAFCCE77</text:p>
          </table:table-cell>
          <table:table-cell table:style-name="ce1" office:value-type="string">
            <text:p>5</text:p>
          </table:table-cell>
          <table:table-cell table:formula="of:=HEX2DEC([.P20])" office:value-type="float" office:value="5">
            <text:p>5</text:p>
          </table:table-cell>
          <table:table-cell table:number-columns-repeated="2"/>
          <table:table-cell office:value-type="string">
            <text:p>1038002</text:p>
          </table:table-cell>
          <table:table-cell office:value-type="string">
            <text:p>48dfa146</text:p>
          </table:table-cell>
          <table:table-cell office:value-type="string">
            <text:p>29787c88</text:p>
          </table:table-cell>
          <table:table-cell office:value-type="string">
            <text:p>a7d1e522</text:p>
          </table:table-cell>
          <table:table-cell office:value-type="string">
            <text:p>45b5bd03</text:p>
          </table:table-cell>
          <table:table-cell office:value-type="string">
            <text:p>ff3cc0f6</text:p>
          </table:table-cell>
          <table:table-cell office:value-type="string">
            <text:p>761d51bf</text:p>
          </table:table-cell>
          <table:table-cell office:value-type="string">
            <text:p>58fdd334</text:p>
          </table:table-cell>
          <table:table-cell office:value-type="string">
            <text:p>2be94259</text:p>
          </table:table-cell>
          <table:table-cell office:value-type="string">
            <text:p>704683d9</text:p>
          </table:table-cell>
          <table:table-cell office:value-type="string">
            <text:p>7802d1d2</text:p>
          </table:table-cell>
          <table:table-cell office:value-type="string">
            <text:p>4e6f6139</text:p>
          </table:table-cell>
          <table:table-cell office:value-type="string">
            <text:p>27ea5b48</text:p>
          </table:table-cell>
          <table:table-cell office:value-type="string">
            <text:p>e880a280</text:p>
          </table:table-cell>
          <table:table-cell table:style-name="ce1" office:value-type="string">
            <text:p>68921609</text:p>
          </table:table-cell>
          <table:table-cell office:value-type="string">
            <text:p>97f1e31</text:p>
          </table:table-cell>
          <table:table-cell office:value-type="string">
            <text:p>cc221c11</text:p>
          </table:table-cell>
          <table:table-cell office:value-type="string">
            <text:p>957a7dce</text:p>
          </table:table-cell>
          <table:table-cell office:value-type="string">
            <text:p>98e87c46</text:p>
          </table:table-cell>
          <table:table-cell office:value-type="string">
            <text:p>f153981c</text:p>
          </table:table-cell>
          <table:table-cell office:value-type="string">
            <text:p>dc0e9472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3716535</text:p>
          </table:table-cell>
          <table:table-cell office:value-type="string">
            <text:p>dBJGpkRZizCGxsH70X9BcSn8ZnhBNc_s5w9dEBkP</text:p>
          </table:table-cell>
          <table:table-cell office:value-type="string">
            <text:p>5af9bcc5a0817</text:p>
          </table:table-cell>
          <table:table-cell office:value-type="string">
            <text:p>2892</text:p>
          </table:table-cell>
          <table:table-cell office:value-type="string">
            <text:p>2d4c6832</text:p>
          </table:table-cell>
          <table:table-cell/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04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DF549BEE</text:p>
          </table:table-cell>
          <table:table-cell office:value-type="string">
            <text:p>20a986a9</text:p>
          </table:table-cell>
          <table:table-cell table:formula="of:=HEX2DEC([.P21])" office:value-type="float" office:value="547980969">
            <text:p>547980969</text:p>
          </table:table-cell>
          <table:table-cell table:number-columns-repeated="2"/>
          <table:table-cell office:value-type="string">
            <text:p>1038002</text:p>
          </table:table-cell>
          <table:table-cell office:value-type="string">
            <text:p>9eec7d18</text:p>
          </table:table-cell>
          <table:table-cell table:style-name="ce1" office:value-type="string">
            <text:p>7e496167</text:p>
          </table:table-cell>
          <table:table-cell office:value-type="string">
            <text:p>5738284c</text:p>
          </table:table-cell>
          <table:table-cell office:value-type="string">
            <text:p>faff75a</text:p>
          </table:table-cell>
          <table:table-cell office:value-type="string">
            <text:p>aee4501f</text:p>
          </table:table-cell>
          <table:table-cell office:value-type="string">
            <text:p>3db94c19</text:p>
          </table:table-cell>
          <table:table-cell office:value-type="string">
            <text:p>daccc8d6</text:p>
          </table:table-cell>
          <table:table-cell office:value-type="string">
            <text:p>69d28214</text:p>
          </table:table-cell>
          <table:table-cell office:value-type="string">
            <text:p>8ff7d115</text:p>
          </table:table-cell>
          <table:table-cell office:value-type="string">
            <text:p>e24def46</text:p>
          </table:table-cell>
          <table:table-cell office:value-type="string">
            <text:p>b9a8b930</text:p>
          </table:table-cell>
          <table:table-cell office:value-type="string">
            <text:p>ec4ce47e</text:p>
          </table:table-cell>
          <table:table-cell table:style-name="ce1" office:value-type="string">
            <text:p>84236738</text:p>
          </table:table-cell>
          <table:table-cell office:value-type="string">
            <text:p>b6ec34d5</text:p>
          </table:table-cell>
          <table:table-cell table:style-name="ce1" office:value-type="string">
            <text:p>48405519</text:p>
          </table:table-cell>
          <table:table-cell office:value-type="string">
            <text:p>5f240d7b</text:p>
          </table:table-cell>
          <table:table-cell office:value-type="string">
            <text:p>a3b1115f</text:p>
          </table:table-cell>
          <table:table-cell office:value-type="string">
            <text:p>f8481dc0</text:p>
          </table:table-cell>
          <table:table-cell office:value-type="string">
            <text:p>ca126921</text:p>
          </table:table-cell>
          <table:table-cell office:value-type="string">
            <text:p>dc0e9593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4005721</text:p>
          </table:table-cell>
          <table:table-cell office:value-type="string">
            <text:p>P_Wz1zE8dDRNYcx4cetzucHWd2sKtFSCylMYE78W</text:p>
          </table:table-cell>
          <table:table-cell office:value-type="string">
            <text:p>5af9c3d185856</text:p>
          </table:table-cell>
          <table:table-cell office:value-type="string">
            <text:p>53313</text:p>
          </table:table-cell>
          <table:table-cell office:value-type="string">
            <text:p>b32fa588</text:p>
          </table:table-cell>
          <table:table-cell/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2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D8ADD6CC</text:p>
          </table:table-cell>
          <table:table-cell office:value-type="string">
            <text:p>20a98d31</text:p>
          </table:table-cell>
          <table:table-cell table:formula="of:=HEX2DEC([.P22])" office:value-type="float" office:value="547982641">
            <text:p>547982641</text:p>
          </table:table-cell>
          <table:table-cell table:number-columns-repeated="2"/>
          <table:table-cell office:value-type="string">
            <text:p>894816</text:p>
          </table:table-cell>
          <table:table-cell office:value-type="string">
            <text:p>361cb319</text:p>
          </table:table-cell>
          <table:table-cell office:value-type="string">
            <text:p>b381fbc4</text:p>
          </table:table-cell>
          <table:table-cell office:value-type="string">
            <text:p>4c98df6f</text:p>
          </table:table-cell>
          <table:table-cell office:value-type="string">
            <text:p>c2f0959b</text:p>
          </table:table-cell>
          <table:table-cell office:value-type="string">
            <text:p>8161ae1</text:p>
          </table:table-cell>
          <table:table-cell office:value-type="string">
            <text:p>906ed809</text:p>
          </table:table-cell>
          <table:table-cell office:value-type="string">
            <text:p>38ba854c</text:p>
          </table:table-cell>
          <table:table-cell office:value-type="string">
            <text:p>9341f307</text:p>
          </table:table-cell>
          <table:table-cell office:value-type="string">
            <text:p>dcb9fdb4</text:p>
          </table:table-cell>
          <table:table-cell table:style-name="ce1" office:value-type="string">
            <text:p>185e9233</text:p>
          </table:table-cell>
          <table:table-cell office:value-type="string">
            <text:p>ccecbee5</text:p>
          </table:table-cell>
          <table:table-cell office:value-type="string">
            <text:p>5f06249e</text:p>
          </table:table-cell>
          <table:table-cell office:value-type="string">
            <text:p>a6161fb1</text:p>
          </table:table-cell>
          <table:table-cell office:value-type="string">
            <text:p>d4d358fb</text:p>
          </table:table-cell>
          <table:table-cell office:value-type="string">
            <text:p>faf67c6e</text:p>
          </table:table-cell>
          <table:table-cell office:value-type="string">
            <text:p>febc1271</text:p>
          </table:table-cell>
          <table:table-cell office:value-type="string">
            <text:p>9b0b8362</text:p>
          </table:table-cell>
          <table:table-cell office:value-type="string">
            <text:p>5acb5322</text:p>
          </table:table-cell>
          <table:table-cell office:value-type="string">
            <text:p>7a2973e6</text:p>
          </table:table-cell>
          <table:table-cell office:value-type="string">
            <text:p>dc965ae4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4005721</text:p>
          </table:table-cell>
          <table:table-cell office:value-type="string">
            <text:p>P_Wz1zE8dDRNYcx4cetzucHWd2sKtFSCylMYE78W</text:p>
          </table:table-cell>
          <table:table-cell office:value-type="string">
            <text:p>5af9c3d185856</text:p>
          </table:table-cell>
          <table:table-cell office:value-type="string">
            <text:p>53313</text:p>
          </table:table-cell>
          <table:table-cell office:value-type="string">
            <text:p>72a059d6</text:p>
          </table:table-cell>
          <table:table-cell/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2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8CA38F11</text:p>
          </table:table-cell>
          <table:table-cell table:style-name="ce1" office:value-type="string">
            <text:p>2</text:p>
          </table:table-cell>
          <table:table-cell table:formula="of:=HEX2DEC([.P23])" office:value-type="float" office:value="2">
            <text:p>2</text:p>
          </table:table-cell>
          <table:table-cell table:number-columns-repeated="2"/>
          <table:table-cell office:value-type="string">
            <text:p>894816</text:p>
          </table:table-cell>
          <table:table-cell office:value-type="string">
            <text:p>838c5960</text:p>
          </table:table-cell>
          <table:table-cell office:value-type="string">
            <text:p>a7ffb26e</text:p>
          </table:table-cell>
          <table:table-cell office:value-type="string">
            <text:p>e4ed6999</text:p>
          </table:table-cell>
          <table:table-cell office:value-type="string">
            <text:p>7701ce01</text:p>
          </table:table-cell>
          <table:table-cell office:value-type="string">
            <text:p>cf4ee839</text:p>
          </table:table-cell>
          <table:table-cell office:value-type="string">
            <text:p>6595ff46</text:p>
          </table:table-cell>
          <table:table-cell office:value-type="string">
            <text:p>b0dc382a</text:p>
          </table:table-cell>
          <table:table-cell office:value-type="string">
            <text:p>a96323fc</text:p>
          </table:table-cell>
          <table:table-cell office:value-type="string">
            <text:p>4593bf06</text:p>
          </table:table-cell>
          <table:table-cell office:value-type="string">
            <text:p>c3c1e5c</text:p>
          </table:table-cell>
          <table:table-cell office:value-type="string">
            <text:p>29c86e0</text:p>
          </table:table-cell>
          <table:table-cell office:value-type="string">
            <text:p>4606f749</text:p>
          </table:table-cell>
          <table:table-cell office:value-type="string">
            <text:p>db6d40bd</text:p>
          </table:table-cell>
          <table:table-cell office:value-type="string">
            <text:p>cc0a8c05</text:p>
          </table:table-cell>
          <table:table-cell office:value-type="string">
            <text:p>3c9f32f2</text:p>
          </table:table-cell>
          <table:table-cell office:value-type="string">
            <text:p>ec757a87</text:p>
          </table:table-cell>
          <table:table-cell office:value-type="string">
            <text:p>d88ee034</text:p>
          </table:table-cell>
          <table:table-cell office:value-type="string">
            <text:p>ddcfe67a</text:p>
          </table:table-cell>
          <table:table-cell office:value-type="string">
            <text:p>a1b3a82b</text:p>
          </table:table-cell>
          <table:table-cell office:value-type="string">
            <text:p>dc965a3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4005721</text:p>
          </table:table-cell>
          <table:table-cell office:value-type="string">
            <text:p>KMRN5S3et19gkz71ZTZ3Z3GsJu0arPy2t9MLUSdl</text:p>
          </table:table-cell>
          <table:table-cell office:value-type="string">
            <text:p>5af9c7a7669b1</text:p>
          </table:table-cell>
          <table:table-cell office:value-type="string">
            <text:p>27115</text:p>
          </table:table-cell>
          <table:table-cell office:value-type="string">
            <text:p>54a0373e</text:p>
          </table:table-cell>
          <table:table-cell/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5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1105A0BB</text:p>
          </table:table-cell>
          <table:table-cell office:value-type="string">
            <text:p>20a9707f</text:p>
          </table:table-cell>
          <table:table-cell table:formula="of:=HEX2DEC([.P24])" office:value-type="float" office:value="547975295">
            <text:p>547975295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c9a5952a</text:p>
          </table:table-cell>
          <table:table-cell office:value-type="string">
            <text:p>9b70c566</text:p>
          </table:table-cell>
          <table:table-cell office:value-type="string">
            <text:p>d28d7602</text:p>
          </table:table-cell>
          <table:table-cell office:value-type="string">
            <text:p>1ea7baa</text:p>
          </table:table-cell>
          <table:table-cell office:value-type="string">
            <text:p>9292b347</text:p>
          </table:table-cell>
          <table:table-cell office:value-type="string">
            <text:p>c66e114c</text:p>
          </table:table-cell>
          <table:table-cell office:value-type="string">
            <text:p>5f1a75fd</text:p>
          </table:table-cell>
          <table:table-cell office:value-type="string">
            <text:p>1939d5c5</text:p>
          </table:table-cell>
          <table:table-cell office:value-type="string">
            <text:p>be51fdf0</text:p>
          </table:table-cell>
          <table:table-cell office:value-type="string">
            <text:p>a2a18634</text:p>
          </table:table-cell>
          <table:table-cell office:value-type="string">
            <text:p>891eeb29</text:p>
          </table:table-cell>
          <table:table-cell office:value-type="string">
            <text:p>603c3a0a</text:p>
          </table:table-cell>
          <table:table-cell office:value-type="string">
            <text:p>3fc7ba8c</text:p>
          </table:table-cell>
          <table:table-cell office:value-type="string">
            <text:p>eb2eddfe</text:p>
          </table:table-cell>
          <table:table-cell office:value-type="string">
            <text:p>fd635176</text:p>
          </table:table-cell>
          <table:table-cell office:value-type="string">
            <text:p>328b4229</text:p>
          </table:table-cell>
          <table:table-cell office:value-type="string">
            <text:p>36035eb3</text:p>
          </table:table-cell>
          <table:table-cell office:value-type="string">
            <text:p>82a824a8</text:p>
          </table:table-cell>
          <table:table-cell office:value-type="string">
            <text:p>2b9f0ab4</text:p>
          </table:table-cell>
          <table:table-cell office:value-type="string">
            <text:p>d9441ce8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4005721</text:p>
          </table:table-cell>
          <table:table-cell office:value-type="string">
            <text:p>KMRN5S3et19gkz71ZTZ3Z3GsJu0arPy2t9MLUSdl</text:p>
          </table:table-cell>
          <table:table-cell office:value-type="string">
            <text:p>5af9c7a7669b1</text:p>
          </table:table-cell>
          <table:table-cell office:value-type="string">
            <text:p>27115</text:p>
          </table:table-cell>
          <table:table-cell office:value-type="string">
            <text:p>9045d504</text:p>
          </table:table-cell>
          <table:table-cell/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5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EDE185CC</text:p>
          </table:table-cell>
          <table:table-cell table:style-name="ce1" office:value-type="string">
            <text:p>3</text:p>
          </table:table-cell>
          <table:table-cell table:formula="of:=HEX2DEC([.P25])" office:value-type="float" office:value="3">
            <text:p>3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c5531b8c</text:p>
          </table:table-cell>
          <table:table-cell office:value-type="string">
            <text:p>287da070</text:p>
          </table:table-cell>
          <table:table-cell office:value-type="string">
            <text:p>d08e3dfa</text:p>
          </table:table-cell>
          <table:table-cell office:value-type="string">
            <text:p>11672d8b</text:p>
          </table:table-cell>
          <table:table-cell office:value-type="string">
            <text:p>df48ecd2</text:p>
          </table:table-cell>
          <table:table-cell office:value-type="string">
            <text:p>c06dc38a</text:p>
          </table:table-cell>
          <table:table-cell office:value-type="string">
            <text:p>3e3dc10f</text:p>
          </table:table-cell>
          <table:table-cell office:value-type="string">
            <text:p>d4e58370</text:p>
          </table:table-cell>
          <table:table-cell office:value-type="string">
            <text:p>a924ab4c</text:p>
          </table:table-cell>
          <table:table-cell office:value-type="string">
            <text:p>2d905ac8</text:p>
          </table:table-cell>
          <table:table-cell office:value-type="string">
            <text:p>1be37a5a</text:p>
          </table:table-cell>
          <table:table-cell office:value-type="string">
            <text:p>3bfcc1e6</text:p>
          </table:table-cell>
          <table:table-cell office:value-type="string">
            <text:p>8a740bf0</text:p>
          </table:table-cell>
          <table:table-cell office:value-type="string">
            <text:p>558c64b5</text:p>
          </table:table-cell>
          <table:table-cell office:value-type="string">
            <text:p>2b95815c</text:p>
          </table:table-cell>
          <table:table-cell office:value-type="string">
            <text:p>e1af05b5</text:p>
          </table:table-cell>
          <table:table-cell office:value-type="string">
            <text:p>c2326a12</text:p>
          </table:table-cell>
          <table:table-cell office:value-type="string">
            <text:p>1b2f7b38</text:p>
          </table:table-cell>
          <table:table-cell office:value-type="string">
            <text:p>1193a2d1</text:p>
          </table:table-cell>
          <table:table-cell office:value-type="string">
            <text:p>d9441c12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4005721</text:p>
          </table:table-cell>
          <table:table-cell office:value-type="string">
            <text:p>KMRN5S3et19gkz71ZTZ3Z3GsJu0arPy2t9MLUSdl</text:p>
          </table:table-cell>
          <table:table-cell office:value-type="string">
            <text:p>5af9c7a7669b1</text:p>
          </table:table-cell>
          <table:table-cell office:value-type="string">
            <text:p>27115</text:p>
          </table:table-cell>
          <table:table-cell office:value-type="string">
            <text:p>757cb30d</text:p>
          </table:table-cell>
          <table:table-cell/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5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232187EE</text:p>
          </table:table-cell>
          <table:table-cell office:value-type="string">
            <text:p>20a97291</text:p>
          </table:table-cell>
          <table:table-cell table:formula="of:=HEX2DEC([.P26])" office:value-type="float" office:value="547975825">
            <text:p>547975825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f6348a46</text:p>
          </table:table-cell>
          <table:table-cell office:value-type="string">
            <text:p>9fc18ee9</text:p>
          </table:table-cell>
          <table:table-cell office:value-type="string">
            <text:p>a6741434</text:p>
          </table:table-cell>
          <table:table-cell office:value-type="string">
            <text:p>540cd2d2</text:p>
          </table:table-cell>
          <table:table-cell office:value-type="string">
            <text:p>a645b88b</text:p>
          </table:table-cell>
          <table:table-cell office:value-type="string">
            <text:p>d99b8bb5</text:p>
          </table:table-cell>
          <table:table-cell office:value-type="string">
            <text:p>10c8145e</text:p>
          </table:table-cell>
          <table:table-cell office:value-type="string">
            <text:p>2c7b74fb</text:p>
          </table:table-cell>
          <table:table-cell office:value-type="string">
            <text:p>e10f27f3</text:p>
          </table:table-cell>
          <table:table-cell office:value-type="string">
            <text:p>e623919e</text:p>
          </table:table-cell>
          <table:table-cell office:value-type="string">
            <text:p>dcb2eecf</text:p>
          </table:table-cell>
          <table:table-cell office:value-type="string">
            <text:p>98d0cd2a</text:p>
          </table:table-cell>
          <table:table-cell office:value-type="string">
            <text:p>9b1398d2</text:p>
          </table:table-cell>
          <table:table-cell office:value-type="string">
            <text:p>9bdb7255</text:p>
          </table:table-cell>
          <table:table-cell office:value-type="string">
            <text:p>b56ca9df</text:p>
          </table:table-cell>
          <table:table-cell office:value-type="string">
            <text:p>e39a678f</text:p>
          </table:table-cell>
          <table:table-cell office:value-type="string">
            <text:p>eb9dcc55</text:p>
          </table:table-cell>
          <table:table-cell office:value-type="string">
            <text:p>a4f3e778</text:p>
          </table:table-cell>
          <table:table-cell office:value-type="string">
            <text:p>c9b8f5ed</text:p>
          </table:table-cell>
          <table:table-cell office:value-type="string">
            <text:p>d9441c5f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4005721</text:p>
          </table:table-cell>
          <table:table-cell office:value-type="string">
            <text:p>KMRN5S3et19gkz71ZTZ3Z3GsJu0arPy2t9MLUSdl</text:p>
          </table:table-cell>
          <table:table-cell office:value-type="string">
            <text:p>5af9c7a7669b1</text:p>
          </table:table-cell>
          <table:table-cell office:value-type="string">
            <text:p>27115</text:p>
          </table:table-cell>
          <table:table-cell office:value-type="string">
            <text:p>9d7c2f18</text:p>
          </table:table-cell>
          <table:table-cell/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5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3D5AC2BB</text:p>
          </table:table-cell>
          <table:table-cell office:value-type="string">
            <text:p>20a972b8</text:p>
          </table:table-cell>
          <table:table-cell table:formula="of:=HEX2DEC([.P27])" office:value-type="float" office:value="547975864">
            <text:p>547975864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fb6a3081</text:p>
          </table:table-cell>
          <table:table-cell office:value-type="string">
            <text:p>32e9d1d7</text:p>
          </table:table-cell>
          <table:table-cell office:value-type="string">
            <text:p>8c065b42</text:p>
          </table:table-cell>
          <table:table-cell office:value-type="string">
            <text:p>fb6c7f87</text:p>
          </table:table-cell>
          <table:table-cell table:style-name="ce1" office:value-type="string">
            <text:p>155e2535</text:p>
          </table:table-cell>
          <table:table-cell office:value-type="string">
            <text:p>b0820b8a</text:p>
          </table:table-cell>
          <table:table-cell office:value-type="string">
            <text:p>9a79f315</text:p>
          </table:table-cell>
          <table:table-cell office:value-type="string">
            <text:p>cd4cffba</text:p>
          </table:table-cell>
          <table:table-cell office:value-type="string">
            <text:p>c3126b2</text:p>
          </table:table-cell>
          <table:table-cell office:value-type="string">
            <text:p>ce2e6451</text:p>
          </table:table-cell>
          <table:table-cell office:value-type="string">
            <text:p>b6690548</text:p>
          </table:table-cell>
          <table:table-cell office:value-type="string">
            <text:p>1162f9c8</text:p>
          </table:table-cell>
          <table:table-cell office:value-type="string">
            <text:p>450d9107</text:p>
          </table:table-cell>
          <table:table-cell office:value-type="string">
            <text:p>8ec6748e</text:p>
          </table:table-cell>
          <table:table-cell office:value-type="string">
            <text:p>1cce9c17</text:p>
          </table:table-cell>
          <table:table-cell office:value-type="string">
            <text:p>3f5c9b94</text:p>
          </table:table-cell>
          <table:table-cell office:value-type="string">
            <text:p>839bcd27</text:p>
          </table:table-cell>
          <table:table-cell table:style-name="ce1" office:value-type="string">
            <text:p>2584e075</text:p>
          </table:table-cell>
          <table:table-cell office:value-type="string">
            <text:p>d4de252e</text:p>
          </table:table-cell>
          <table:table-cell office:value-type="string">
            <text:p>d9441c75</text:p>
          </table:table-cell>
          <table:table-cell office:value-type="string">
            <text:p>0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5"/>
          <table:table-cell table:style-name="Default"/>
          <table:table-cell table:number-columns-repeated="20"/>
          <table:table-cell table:style-name="Default"/>
        </table:table-row>
        <table:table-row table:style-name="ro1">
          <table:table-cell office:value-type="string">
            <text:p>1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3580115</text:p>
          </table:table-cell>
          <table:table-cell office:value-type="string">
            <text:p>lSqER8dL48t225M8gKPBSY3RLDOy9k6dXO2URi_E</text:p>
          </table:table-cell>
          <table:table-cell office:value-type="string">
            <text:p>5af99cad2299a</text:p>
          </table:table-cell>
          <table:table-cell office:value-type="string">
            <text:p>50460</text:p>
          </table:table-cell>
          <table:table-cell office:value-type="string">
            <text:p>d4131df8</text:p>
          </table:table-cell>
          <table:table-cell office:value-type="string">
            <text:p>db331df8</text:p>
          </table:table-cell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67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DD07ACAA</text:p>
          </table:table-cell>
          <table:table-cell table:style-name="ce1" office:value-type="string">
            <text:p>6</text:p>
          </table:table-cell>
          <table:table-cell table:formula="of:=HEX2DEC([.P29])"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42">
            <text:p>242</text:p>
          </table:table-cell>
          <table:table-cell office:value-type="string">
            <text:p>0</text:p>
          </table:table-cell>
          <table:table-cell office:value-type="float" office:value="67">
            <text:p>67</text:p>
          </table:table-cell>
          <table:table-cell office:value-type="float" office:value="36">
            <text:p>36</text:p>
          </table:table-cell>
          <table:table-cell office:value-type="float" office:value="78">
            <text:p>78</text:p>
          </table:table-cell>
          <table:table-cell office:value-type="float" office:value="18054120">
            <text:p>18054120</text:p>
          </table:table-cell>
          <table:table-cell office:value-type="float" office:value="5337">
            <text:p>5337</text:p>
          </table:table-cell>
          <table:table-cell office:value-type="float" office:value="1552">
            <text:p>1552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88723447">
            <text:p>88723447</text:p>
          </table:table-cell>
          <table:table-cell office:value-type="float" office:value="5">
            <text:p>5</text:p>
          </table:table-cell>
          <table:table-cell office:value-type="float" office:value="695">
            <text:p>69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19014">
            <text:p>9219014</text:p>
          </table:table-cell>
          <table:table-cell office:value-type="float" office:value="0">
            <text:p>0</text:p>
          </table:table-cell>
          <table:table-cell office:value-type="string">
            <text:p>de1fd187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3580115</text:p>
          </table:table-cell>
          <table:table-cell office:value-type="string">
            <text:p>XhVG6GQhhd6dWj3nr3qJMoK0C8KdX4CexDbuvB5R</text:p>
          </table:table-cell>
          <table:table-cell office:value-type="string">
            <text:p>5af9a65c3bffc</text:p>
          </table:table-cell>
          <table:table-cell office:value-type="string">
            <text:p>53067</text:p>
          </table:table-cell>
          <table:table-cell table:style-name="ce1" office:value-type="string">
            <text:p>96375722</text:p>
          </table:table-cell>
          <table:table-cell table:style-name="ce1" office:value-type="string">
            <text:p>93f75722</text:p>
          </table:table-cell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68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9C107D66</text:p>
          </table:table-cell>
          <table:table-cell table:style-name="ce1" office:value-type="string">
            <text:p>4</text:p>
          </table:table-cell>
          <table:table-cell table:formula="of:=HEX2DEC([.P30])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  <table:table-cell office:value-type="string">
            <text:p>104343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29103120">
            <text:p>29103120</text:p>
          </table:table-cell>
          <table:table-cell office:value-type="float" office:value="3047">
            <text:p>3047</text:p>
          </table:table-cell>
          <table:table-cell office:value-type="float" office:value="512">
            <text:p>512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75567932">
            <text:p>75567932</text:p>
          </table:table-cell>
          <table:table-cell office:value-type="float" office:value="4">
            <text:p>4</text:p>
          </table:table-cell>
          <table:table-cell office:value-type="float" office:value="2460">
            <text:p>246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9219014">
            <text:p>9219014</text:p>
          </table:table-cell>
          <table:table-cell office:value-type="float" office:value="0">
            <text:p>0</text:p>
          </table:table-cell>
          <table:table-cell office:value-type="string">
            <text:p>df7872b5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3716855</text:p>
          </table:table-cell>
          <table:table-cell office:value-type="string">
            <text:p>5uQFtezU9OS7tfq3AMwzrvAt9OSpI84bi2dkcw4A</text:p>
          </table:table-cell>
          <table:table-cell office:value-type="string">
            <text:p>5af9b36fc6c0f</text:p>
          </table:table-cell>
          <table:table-cell office:value-type="string">
            <text:p>23042</text:p>
          </table:table-cell>
          <table:table-cell office:value-type="string">
            <text:p>83b58268</text:p>
          </table:table-cell>
          <table:table-cell office:value-type="string">
            <text:p>89c58268</text:p>
          </table:table-cell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02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47D07D44</text:p>
          </table:table-cell>
          <table:table-cell table:style-name="ce1" office:value-type="string">
            <text:p>7</text:p>
          </table:table-cell>
          <table:table-cell table:formula="of:=HEX2DEC([.P31])"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67">
            <text:p>167</text:p>
          </table:table-cell>
          <table:table-cell office:value-type="string">
            <text:p>888074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office:value-type="float" office:value="22661760">
            <text:p>22661760</text:p>
          </table:table-cell>
          <table:table-cell office:value-type="float" office:value="5992">
            <text:p>5992</text:p>
          </table:table-cell>
          <table:table-cell office:value-type="float" office:value="1169">
            <text:p>1169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106496455">
            <text:p>10649645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9219014">
            <text:p>9219014</text:p>
          </table:table-cell>
          <table:table-cell office:value-type="float" office:value="0">
            <text:p>0</text:p>
          </table:table-cell>
          <table:table-cell office:value-type="string">
            <text:p>dd45ad18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3715919</text:p>
          </table:table-cell>
          <table:table-cell office:value-type="string">
            <text:p>S007NundQc6H8qihdwGQDbl9QNCvmlwR51PrIA40</text:p>
          </table:table-cell>
          <table:table-cell office:value-type="string">
            <text:p>5af9b95561068</text:p>
          </table:table-cell>
          <table:table-cell office:value-type="string">
            <text:p>52739</text:p>
          </table:table-cell>
          <table:table-cell office:value-type="string">
            <text:p>a8e2a5c4</text:p>
          </table:table-cell>
          <table:table-cell office:value-type="string">
            <text:p>af92a5c4</text:p>
          </table:table-cell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38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EDE9B988</text:p>
          </table:table-cell>
          <table:table-cell table:style-name="ce1" office:value-type="string">
            <text:p>6</text:p>
          </table:table-cell>
          <table:table-cell table:formula="of:=HEX2DEC([.P32])"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9">
            <text:p>119</text:p>
          </table:table-cell>
          <table:table-cell office:value-type="string">
            <text:p>985028</text:p>
          </table:table-cell>
          <table:table-cell office:value-type="float" office:value="74">
            <text:p>74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float" office:value="28084080">
            <text:p>28084080</text:p>
          </table:table-cell>
          <table:table-cell office:value-type="float" office:value="4180">
            <text:p>4180</text:p>
          </table:table-cell>
          <table:table-cell office:value-type="float" office:value="785">
            <text:p>785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1454288">
            <text:p>91454288</text:p>
          </table:table-cell>
          <table:table-cell office:value-type="float" office:value="5">
            <text:p>5</text:p>
          </table:table-cell>
          <table:table-cell office:value-type="float" office:value="801">
            <text:p>801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9219014">
            <text:p>9219014</text:p>
          </table:table-cell>
          <table:table-cell office:value-type="float" office:value="0">
            <text:p>0</text:p>
          </table:table-cell>
          <table:table-cell office:value-type="string">
            <text:p>de9a9996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3716535</text:p>
          </table:table-cell>
          <table:table-cell office:value-type="string">
            <text:p>nnDyndSmfeIpiHgDb9SkWGTb57VlgXU03R0bEcqg</text:p>
          </table:table-cell>
          <table:table-cell office:value-type="string">
            <text:p>5af9bcc5a0817</text:p>
          </table:table-cell>
          <table:table-cell office:value-type="string">
            <text:p>2892</text:p>
          </table:table-cell>
          <table:table-cell office:value-type="string">
            <text:p>b7ba2805</text:p>
          </table:table-cell>
          <table:table-cell office:value-type="string">
            <text:p>b1ca2805</text:p>
          </table:table-cell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04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CAFCCE77</text:p>
          </table:table-cell>
          <table:table-cell table:style-name="ce1" office:value-type="string">
            <text:p>5</text:p>
          </table:table-cell>
          <table:table-cell table:formula="of:=HEX2DEC([.P33])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03">
            <text:p>103</text:p>
          </table:table-cell>
          <table:table-cell office:value-type="string">
            <text:p>1038002</text:p>
          </table:table-cell>
          <table:table-cell office:value-type="float" office:value="79">
            <text:p>79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51208560">
            <text:p>51208560</text:p>
          </table:table-cell>
          <table:table-cell office:value-type="float" office:value="3230">
            <text:p>3230</text:p>
          </table:table-cell>
          <table:table-cell office:value-type="float" office:value="787">
            <text:p>787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88510128">
            <text:p>88510128</text:p>
          </table:table-cell>
          <table:table-cell office:value-type="float" office:value="4">
            <text:p>4</text:p>
          </table:table-cell>
          <table:table-cell office:value-type="float" office:value="481">
            <text:p>481</text:p>
          </table:table-cell>
          <table:table-cell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9219014">
            <text:p>9219014</text:p>
          </table:table-cell>
          <table:table-cell office:value-type="float" office:value="0">
            <text:p>0</text:p>
          </table:table-cell>
          <table:table-cell office:value-type="string">
            <text:p>dc0e9472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4005721</text:p>
          </table:table-cell>
          <table:table-cell office:value-type="string">
            <text:p>P_Wz1zE8dDRNYcx4cetzucHWd2sKtFSCylMYE78W</text:p>
          </table:table-cell>
          <table:table-cell office:value-type="string">
            <text:p>5af9c3d185856</text:p>
          </table:table-cell>
          <table:table-cell office:value-type="string">
            <text:p>53313</text:p>
          </table:table-cell>
          <table:table-cell office:value-type="string">
            <text:p>72a059d6</text:p>
          </table:table-cell>
          <table:table-cell office:value-type="string">
            <text:p>79c059d6</text:p>
          </table:table-cell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2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8CA38F11</text:p>
          </table:table-cell>
          <table:table-cell table:style-name="ce1" office:value-type="string">
            <text:p>2</text:p>
          </table:table-cell>
          <table:table-cell table:formula="of:=HEX2DEC([.P34])" office:value-type="float" office:value="2">
            <text:p>2</text:p>
          </table:table-cell>
          <table:table-cell office:value-type="float" office:value="28">
            <text:p>28</text:p>
          </table:table-cell>
          <table:table-cell table:formula="of:=[.V34]*[.U34]/10" office:value-type="float" office:value="182">
            <text:p>182</text:p>
          </table:table-cell>
          <table:table-cell office:value-type="string">
            <text:p>894816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35234520">
            <text:p>35234520</text:p>
          </table:table-cell>
          <table:table-cell office:value-type="float" office:value="5930">
            <text:p>5930</text:p>
          </table:table-cell>
          <table:table-cell office:value-type="float" office:value="1365">
            <text:p>1365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0387299">
            <text:p>80387299</text:p>
          </table:table-cell>
          <table:table-cell office:value-type="float" office:value="5">
            <text:p>5</text:p>
          </table:table-cell>
          <table:table-cell office:value-type="float" office:value="937">
            <text:p>937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9219014">
            <text:p>9219014</text:p>
          </table:table-cell>
          <table:table-cell office:value-type="float" office:value="0">
            <text:p>0</text:p>
          </table:table-cell>
          <table:table-cell office:value-type="string">
            <text:p>dc965a3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ttps://api-na-adrv2.padsv.gungho.jp/api.php?action</text:p>
          </table:table-cell>
          <table:table-cell office:value-type="string">
            <text:p>344005721</text:p>
          </table:table-cell>
          <table:table-cell office:value-type="string">
            <text:p>KMRN5S3et19gkz71ZTZ3Z3GsJu0arPy2t9MLUSdl</text:p>
          </table:table-cell>
          <table:table-cell office:value-type="string">
            <text:p>5af9c7a7669b1</text:p>
          </table:table-cell>
          <table:table-cell office:value-type="string">
            <text:p>27115</text:p>
          </table:table-cell>
          <table:table-cell office:value-type="string">
            <text:p>9045d504</text:p>
          </table:table-cell>
          <table:table-cell office:value-type="string">
            <text:p>9855d704</text:p>
          </table:table-cell>
          <table:table-cell office:value-type="string">
            <text:p>112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5</text:p>
          </table:table-cell>
          <table:table-cell office:value-type="string">
            <text:p>1401</text:p>
          </table:table-cell>
          <table:table-cell office:value-type="string">
            <text:p>0</text:p>
          </table:table-cell>
          <table:table-cell office:value-type="string">
            <text:p>EDE185CC</text:p>
          </table:table-cell>
          <table:table-cell table:style-name="ce1" office:value-type="string">
            <text:p>3</text:p>
          </table:table-cell>
          <table:table-cell table:formula="of:=HEX2DEC([.P35])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9">
            <text:p>129</text:p>
          </table:table-cell>
          <table:table-cell office:value-type="string">
            <text:p>0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19534140">
            <text:p>19534140</text:p>
          </table:table-cell>
          <table:table-cell office:value-type="float" office:value="765">
            <text:p>765</text:p>
          </table:table-cell>
          <table:table-cell office:value-type="float" office:value="460">
            <text:p>46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6404072">
            <text:p>36404072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9219014">
            <text:p>9219014</text:p>
          </table:table-cell>
          <table:table-cell office:value-type="float" office:value="0">
            <text:p>0</text:p>
          </table:table-cell>
          <table:table-cell office:value-type="string">
            <text:p>d9441c12</text:p>
          </table:table-cell>
          <table:table-cell office:value-type="string">
            <text:p>0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5"/>
          <table:table-cell table:style-name="Default"/>
          <table:table-cell table:number-columns-repeated="20"/>
          <table:table-cell table:style-name="Default"/>
        </table:table-row>
        <table:table-row table:style-name="ro2" table:number-rows-repeated="4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4"/>
          <table:table-cell table:style-name="ce1"/>
          <table:table-cell table:style-name="Default"/>
          <table:table-cell table:number-columns-repeated="20"/>
          <table:table-cell table:style-name="Default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4"/>
          <table:table-cell table:style-name="ce1"/>
          <table:table-cell table:style-name="Default"/>
          <table:table-cell table:number-columns-repeated="2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number:number-style style:name="N120">
      <number:number number:decimal-places="0" number:min-integer-digits="2"/>
    </number:number-style>
    <number:number-style style:name="N121">
      <number:number number:decimal-places="0" number:min-integer-digits="5"/>
    </number:number-style>
    <number:number-style style:name="N122">
      <number:number number:decimal-places="0" number:min-integer-digits="8"/>
    </number:number-style>
    <number:number-style style:name="N123">
      <number:number number:decimal-places="0" number:min-integer-digits="1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0000-00-00T21:40:09.5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00:18:18.99</dc:date>
    <meta:generator>LibreOffice/4.0.2.2$Windows_x86 LibreOffice_project/4c82dcdd6efcd48b1d8bba66bfe1989deee49c3</meta:generator>
    <meta:editing-duration>PT2H37M3S</meta:editing-duration>
    <meta:editing-cycles>6</meta:editing-cycles>
    <meta:document-statistic meta:table-count="3" meta:cell-count="1752" meta:object-count="0"/>
  </office:meta>
</office:document-meta>
</file>